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ontent">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4935.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ntent"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office:annotation draw:style-name="gr1" draw:text-style-name="P2" svg:width="280.6pt" svg:height="2840.31pt" svg:x="81.38pt" svg:y="1073.57pt" draw:caption-point-x="-11.54pt" draw:caption-point-y="-1073.28pt">
              <dc:date>2024-08-05T00:00:00</dc:date>
              <text:p text:style-name="P1">link https://sites.google.com/view/photoboothrentalnearsandimas/home</text:p>
              <text:p text:style-name="P1"><text:tab/>-Erin Edwards</text:p>
              <text:p text:style-name="P1">----</text:p>
              <text:p text:style-name="P1">document https://docs.google.com/document/d/1fskboLCxcGr29M9bLJQDwzp56SYVib4DPr50X5zfY44/edit?usp=sharing</text:p>
              <text:p text:style-name="P1"/>
              <text:p text:style-name="P1"><text:s/>document pub https://docs.google.com/document/d/1fskboLCxcGr29M9bLJQDwzp56SYVib4DPr50X5zfY44/pub</text:p>
              <text:p text:style-name="P1"/>
              <text:p text:style-name="P1"><text:s/>document view https://docs.google.com/document/d/1fskboLCxcGr29M9bLJQDwzp56SYVib4DPr50X5zfY44/view</text:p>
              <text:p text:style-name="P1"/>
              <text:p text:style-name="P1"><text:s/>link https://sites.google.com/view/photobooth-rental-culver-city/wedding-photo-booth-rental-in-culver-city</text:p>
              <text:p text:style-name="P1"/>
              <text:p text:style-name="P1"><text:s/>link https://sites.google.com/view/culvercityphotoboothrentals/photo-booth-for-rental-in-culver-city</text:p>
              <text:p text:style-name="P1"/>
              <text:p text:style-name="P1"><text:s/>link https://sites.google.com/view/culvercityphotoboothrentals/photo-booth-for-rent-near-culver-city</text:p>
              <text:p text:style-name="P1"/>
              <text:p text:style-name="P1"><text:s/>link https://sites.google.com/view/culvercityphotoboothrentals/photo-booth-rental-in-culver-city_1</text:p>
              <text:p text:style-name="P1"><text:tab/>-Erin Edwards</text:p>
              <text:p text:style-name="P1">----</text:p>
              <text:p text:style-name="P1">link https://sites.google.com/view/culvercityphotoboothrentals/photo-booth-for-rent-near-culver-city</text:p>
              <text:p text:style-name="P1"/>
              <text:p text:style-name="P1"><text:s/>link https://sites.google.com/view/culvercityphotoboothrentals/photo-booth-rental-in-culver-city_1</text:p>
              <text:p text:style-name="P1"/>
              <text:p text:style-name="P1"><text:s/>link https://sites.google.com/view/photoboothrentalnearsandimas/home</text:p>
              <text:p text:style-name="P1"/>
              <text:p text:style-name="P1"><text:s/>document https://docs.google.com/document/d/11IWRrcjGlymdo8M8MPV2xJr-ym-9vdp6R44AgNVgtAw/edit?usp=sharing</text:p>
              <text:p text:style-name="P1"/>
              <text:p text:style-name="P1"><text:s/>document pub https://docs.google.com/document/d/11IWRrcjGlymdo8M8MPV2xJr-ym-9vdp6R44AgNVgtAw/pub</text:p>
              <text:p text:style-name="P1"/>
              <text:p text:style-name="P1"><text:s/>document view https://docs.google.com/document/d/11IWRrcjGlymdo8M8MPV2xJr-ym-9vdp6R44AgNVgtAw/view</text:p>
              <text:p text:style-name="P1"/>
              <text:p text:style-name="P1"><text:s/>document https://docs.google.com/document/d/1VmpY7wkUFcgHkJMAF85KpH0eiStlYvwkjAHlzp9M4zE/edit?usp=sharing</text:p>
              <text:p text:style-name="P1"/>
              <text:p text:style-name="P1"><text:s/>document pub https://docs.google.com/document/d/1VmpY7wkUFcgHkJMAF85KpH0eiStlYvwkjAHlzp9M4zE/pub</text:p>
              <text:p text:style-name="P1"/>
              <text:p text:style-name="P1"><text:s/>document view https://docs.google.com/document/d/1VmpY7wkUFcgHkJMAF85KpH0eiStlYvwkjAHlzp9M4zE/view</text:p>
              <text:p text:style-name="P1"/>
              <text:p text:style-name="P1"><text:s/>document https://docs.google.com/document/d/1Mv1LVcdsXEWaXhkqUF40uzjZV5BQQeFBI-sjYFuJa2g/edit?usp=sharing</text:p>
              <text:p text:style-name="P1"/>
              <text:p text:style-name="P1"><text:s/>document pub https://docs.google.com/document/d/1Mv1LVcdsXEWaXhkqUF40uzjZV5BQQeFBI-sjYFuJa2g/pub</text:p>
              <text:p text:style-name="P1"/>
              <text:p text:style-name="P1"><text:s/>document view https://docs.google.com/document/d/1Mv1LVcdsXEWaXhkqUF40uzjZV5BQQeFBI-sjYFuJa2g/view</text:p>
              <text:p text:style-name="P1"/>
              <text:p text:style-name="P1"><text:s/>link https://sites.google.com/view/photobooth-rental-culver-city/wedding-photo-booth-rental-in-culver-city</text:p>
              <text:p text:style-name="P1"/>
              <text:p text:style-name="P1"><text:s/>link https://sites.google.com/view/culvercityphotoboothrentals/photo-booth-for-rental-in-culver-city</text:p>
              <text:p text:style-name="P1"/>
              <text:p text:style-name="P1"><text:s/>link https://sites.google.com/view/culvercityphotoboothrentals/photo-booth-for-rent-near-culver-city</text:p>
              <text:p text:style-name="P1"/>
              <text:p text:style-name="P1"><text:s/>link https://sites.google.com/view/culvercityphotoboothrentals/photo-booth-rental-in-culver-city_1</text:p>
              <text:p text:style-name="P1"/>
              <text:p text:style-name="P1"><text:s/>link https://sites.google.com/view/photoboothrentalnearsandimas/home</text:p>
              <text:p text:style-name="P1"/>
              <text:p text:style-name="P1"><text:s/>document https://docs.google.com/document/d/12tCBkOOUXTIWwktwZ2StRkHTGs7FMY-lJCCYjVhYdiU/edit?usp=sharing</text:p>
              <text:p text:style-name="P1"/>
              <text:p text:style-name="P1"><text:s/>document pub https://docs.google.com/document/d/12tCBkOOUXTIWwktwZ2StRkHTGs7FMY-lJCCYjVhYdiU/pub</text:p>
              <text:p text:style-name="P1"/>
              <text:p text:style-name="P1"><text:s/>document view https://docs.google.com/document/d/12tCBkOOUXTIWwktwZ2StRkHTGs7FMY-lJCCYjVhYdiU/view</text:p>
              <text:p text:style-name="P1"><text:tab/>-Erin Edwards</text:p>
              <text:p text:style-name="P1">----</text:p>
              <text:p text:style-name="P1">document view https://docs.google.com/document/d/1MAU4s9mrqXEutoPcNWDt5PQW609MRKm1ORx-zK3pVKA/view</text:p>
              <text:p text:style-name="P1"/>
              <text:p text:style-name="P1"><text:s/>document https://docs.google.com/document/d/1h2vza6I9FUeFGnWCK9p98qQP-lSK1d-lJp6f2hGak6E/edit?usp=sharing</text:p>
              <text:p text:style-name="P1"/>
              <text:p text:style-name="P1"><text:s/>document pub https://docs.google.com/document/d/1h2vza6I9FUeFGnWCK9p98qQP-lSK1d-lJp6f2hGak6E/pub</text:p>
              <text:p text:style-name="P1"/>
              <text:p text:style-name="P1"><text:s/>document view https://docs.google.com/document/d/1h2vza6I9FUeFGnWCK9p98qQP-lSK1d-lJp6f2hGak6E/view</text:p>
              <text:p text:style-name="P1"/>
              <text:p text:style-name="P1"><text:s/>link https://sites.google.com/view/photobooth-rental-culver-city/wedding-photo-booth-rental-in-culver-city</text:p>
              <text:p text:style-name="P1"/>
              <text:p text:style-name="P1"><text:s/>link https://sites.google.com/view/culvercityphotoboothrentals/photo-booth-for-rental-in-culver-city</text:p>
              <text:p text:style-name="P1"/>
              <text:p text:style-name="P1"><text:s/>link https://sites.google.com/view/culvercityphotoboothrentals/photo-booth-for-rent-near-culver-city</text:p>
              <text:p text:style-name="P1"/>
              <text:p text:style-name="P1"><text:s/>link https://sites.google.com/view/culvercityphotoboothrentals/photo-booth-rental-in-culver-city_1</text:p>
              <text:p text:style-name="P1"/>
              <text:p text:style-name="P1"><text:s/>link https://sites.google.com/view/photoboothrentalnearsandimas/home</text:p>
              <text:p text:style-name="P1"/>
              <text:p text:style-name="P1"><text:s/>document https://docs.google.com/document/d/1RtXB0rtGDTipM-ZTq5Ff8i8VMaVlAUprYmlm61Q1W2o/edit?usp=sharing</text:p>
              <text:p text:style-name="P1"/>
              <text:p text:style-name="P1"><text:s/>document pub https://docs.google.com/document/d/1RtXB0rtGDTipM-ZTq5Ff8i8VMaVlAUprYmlm61Q1W2o/pub</text:p>
              <text:p text:style-name="P1"/>
              <text:p text:style-name="P1"><text:s/>document view https://docs.google.com/document/d/1RtXB0rtGDTipM-ZTq5Ff8i8VMaVlAUprYmlm61Q1W2o/view</text:p>
              <text:p text:style-name="P1"/>
              <text:p text:style-name="P1"><text:s/>document https://docs.google.com/document/d/119LOQ3jpXCpjyyp_E1P7B4PWe8Q9aGDDX73zZv0jN6Q/edit?usp=sharing</text:p>
              <text:p text:style-name="P1"/>
              <text:p text:style-name="P1"><text:s/>document pub https://docs.google.com/document/d/119LOQ3jpXCpjyyp_E1P7B4PWe8Q9aGDDX73zZv0jN6Q/pub</text:p>
              <text:p text:style-name="P1"/>
              <text:p text:style-name="P1"><text:s/>document view https://docs.google.com/document/d/119LOQ3jpXCpjyyp_E1P7B4PWe8Q9aGDDX73zZv0jN6Q/view</text:p>
              <text:p text:style-name="P1"/>
              <text:p text:style-name="P1"><text:s/>document https://docs.google.com/document/d/1YV7L6A6kFiZidZioDI3jhJAB7CJ9YZMZso7EXG3Fa60/edit?usp=sharing</text:p>
              <text:p text:style-name="P1"/>
              <text:p text:style-name="P1"><text:s/>document pub https://docs.google.com/document/d/1YV7L6A6kFiZidZioDI3jhJAB7CJ9YZMZso7EXG3Fa60/pub</text:p>
              <text:p text:style-name="P1"/>
              <text:p text:style-name="P1"><text:s/>document view https://docs.google.com/document/d/1YV7L6A6kFiZidZioDI3jhJAB7CJ9YZMZso7EXG3Fa60/view</text:p>
              <text:p text:style-name="P1"/>
              <text:p text:style-name="P1"><text:s/>link https://sites.google.com/view/photobooth-rental-culver-city/wedding-photo-booth-rental-in-culver-city</text:p>
              <text:p text:style-name="P1"/>
              <text:p text:style-name="P1"><text:s/>link https://sites.google.com/view/culvercityphotoboothrentals/photo-booth-for-rental-in-culver-city</text:p>
              <text:p text:style-name="P1"><text:tab/>-Erin Edwards</text:p>
              <text:p text:style-name="P1">----</text:p>
              <text:p text:style-name="P1">link https://sites.google.com/view/photoboothrentalnearsandimas/home</text:p>
              <text:p text:style-name="P1"/>
              <text:p text:style-name="P1"><text:s/>document https://docs.google.com/document/d/1lhQ1XEJ5xcClG_WH99-zbexori1lYS0VWYngk3vEOts/edit?usp=sharing</text:p>
              <text:p text:style-name="P1"/>
              <text:p text:style-name="P1"><text:s/>document pub https://docs.google.com/document/d/1lhQ1XEJ5xcClG_WH99-zbexori1lYS0VWYngk3vEOts/pub</text:p>
              <text:p text:style-name="P1"/>
              <text:p text:style-name="P1"><text:s/>document view https://docs.google.com/document/d/1lhQ1XEJ5xcClG_WH99-zbexori1lYS0VWYngk3vEOts/view</text:p>
              <text:p text:style-name="P1"/>
              <text:p text:style-name="P1"><text:s/>document https://docs.google.com/document/d/1y-mZQP1g_VfXBcTi7CwSY930ouWWAyvZhkhqH2eQdQs/edit?usp=sharing</text:p>
              <text:p text:style-name="P1"/>
              <text:p text:style-name="P1"><text:s/>document pub https://docs.google.com/document/d/1y-mZQP1g_VfXBcTi7CwSY930ouWWAyvZhkhqH2eQdQs/pub</text:p>
              <text:p text:style-name="P1"/>
              <text:p text:style-name="P1"><text:s/>document view https://docs.google.com/document/d/1y-mZQP1g_VfXBcTi7CwSY930ouWWAyvZhkhqH2eQdQs/view</text:p>
              <text:p text:style-name="P1"/>
              <text:p text:style-name="P1"><text:s/>document https://docs.google.com/document/d/1EXRWdnXiMC25lqay9fhY1AOK84wXRydBRg2_YYPC0Dg/edit?usp=sharing</text:p>
              <text:p text:style-name="P1"/>
              <text:p text:style-name="P1"><text:s/>document pub https://docs.google.com/document/d/1EXRWdnXiMC25lqay9fhY1AOK84wXRydBRg2_YYPC0Dg/pub</text:p>
              <text:p text:style-name="P1"/>
              <text:p text:style-name="P1"><text:s/>document view https://docs.google.com/document/d/1EXRWdnXiMC25lqay9fhY1AOK84wXRydBRg2_YYPC0Dg/view</text:p>
              <text:p text:style-name="P1"/>
              <text:p text:style-name="P1"><text:s/>link https://sites.google.com/view/photobooth-rental-culver-city/wedding-photo-booth-rental-in-culver-city</text:p>
              <text:p text:style-name="P1"/>
              <text:p text:style-name="P1"><text:s/>link https://sites.google.com/view/culvercityphotoboothrentals/photo-booth-for-rental-in-culver-city</text:p>
              <text:p text:style-name="P1"/>
              <text:p text:style-name="P1"><text:s/>link https://sites.google.com/view/culvercityphotoboothrentals/photo-booth-for-rent-near-culver-city</text:p>
              <text:p text:style-name="P1"/>
              <text:p text:style-name="P1"><text:s/>link https://sites.google.com/view/culvercityphotoboothrentals/photo-booth-rental-in-culver-city_1</text:p>
              <text:p text:style-name="P1"/>
              <text:p text:style-name="P1"><text:s/>link https://sites.google.com/view/photoboothrentalnearsandimas/home</text:p>
              <text:p text:style-name="P1"/>
              <text:p text:style-name="P1"><text:s/>document https://docs.google.com/document/d/1gVj5K2TcBmv7OY0kqaN8G2LuVRJ18lNc_wgbch5AtZE/edit?usp=sharing</text:p>
              <text:p text:style-name="P1"/>
              <text:p text:style-name="P1"><text:s/>document pub https://docs.google.com/document/d/1gVj5K2TcBmv7OY0kqaN8G2LuVRJ18lNc_wgbch5AtZE/pub</text:p>
              <text:p text:style-name="P1"/>
              <text:p text:style-name="P1"><text:s/>document view https://docs.google.com/document/d/1gVj5K2TcBmv7OY0kqaN8G2LuVRJ18lNc_wgbch5AtZE/view</text:p>
              <text:p text:style-name="P1"/>
              <text:p text:style-name="P1"><text:s/>document https://docs.google.com/document/d/1MAU4s9mrqXEutoPcNWDt5PQW609MRKm1ORx-zK3pVKA/edit?usp=sharing</text:p>
              <text:p text:style-name="P1"/>
              <text:p text:style-name="P1"><text:s/>document pub https://docs.google.com/document/d/1MAU4s9mrqXEutoPcNWDt5PQW609MRKm1ORx-zK3pVKA/pub</text:p>
              <text:p text:style-name="P1"><text:tab/>-Erin Edwards</text:p>
              <text:p text:style-name="P1">----</text:p>
              <text:p text:style-name="P1">document pub https://docs.google.com/document/d/1VqsKb3Vla48qjr8OY0vkxFQqs20PYbKNkVjwUbugagU/pub</text:p>
              <text:p text:style-name="P1"/>
              <text:p text:style-name="P1"><text:s/>document view https://docs.google.com/document/d/1VqsKb3Vla48qjr8OY0vkxFQqs20PYbKNkVjwUbugagU/view</text:p>
              <text:p text:style-name="P1"/>
              <text:p text:style-name="P1"><text:s/>link https://sites.google.com/view/photobooth-rental-culver-city/wedding-photo-booth-rental-in-culver-city</text:p>
              <text:p text:style-name="P1"/>
              <text:p text:style-name="P1"><text:s/>link https://sites.google.com/view/culvercityphotoboothrentals/photo-booth-for-rental-in-culver-city</text:p>
              <text:p text:style-name="P1"/>
              <text:p text:style-name="P1"><text:s/>link https://sites.google.com/view/culvercityphotoboothrentals/photo-booth-for-rent-near-culver-city</text:p>
              <text:p text:style-name="P1"/>
              <text:p text:style-name="P1"><text:s/>link https://sites.google.com/view/culvercityphotoboothrentals/photo-booth-rental-in-culver-city_1</text:p>
              <text:p text:style-name="P1"/>
              <text:p text:style-name="P1"><text:s/>link https://sites.google.com/view/photoboothrentalnearsandimas/home</text:p>
              <text:p text:style-name="P1"/>
              <text:p text:style-name="P1"><text:s/>document https://docs.google.com/document/d/1xAMPLEHDv4CM2oqSFCyTQ20sRb8iOOb6io8CEfeTCw0/edit?usp=sharing</text:p>
              <text:p text:style-name="P1"/>
              <text:p text:style-name="P1"><text:s/>document pub https://docs.google.com/document/d/1xAMPLEHDv4CM2oqSFCyTQ20sRb8iOOb6io8CEfeTCw0/pub</text:p>
              <text:p text:style-name="P1"/>
              <text:p text:style-name="P1"><text:s/>document view https://docs.google.com/document/d/1xAMPLEHDv4CM2oqSFCyTQ20sRb8iOOb6io8CEfeTCw0/view</text:p>
              <text:p text:style-name="P1"/>
              <text:p text:style-name="P1"><text:s/>document https://docs.google.com/document/d/1xhHaLyuf4stK1AbFVxepFEsn48AbkMsSe_Gwv2b98qk/edit?usp=sharing</text:p>
              <text:p text:style-name="P1"/>
              <text:p text:style-name="P1"><text:s/>document pub https://docs.google.com/document/d/1xhHaLyuf4stK1AbFVxepFEsn48AbkMsSe_Gwv2b98qk/pub</text:p>
              <text:p text:style-name="P1"/>
              <text:p text:style-name="P1"><text:s/>document view https://docs.google.com/document/d/1xhHaLyuf4stK1AbFVxepFEsn48AbkMsSe_Gwv2b98qk/view</text:p>
              <text:p text:style-name="P1"/>
              <text:p text:style-name="P1"><text:s/>document https://docs.google.com/document/d/1haJ8EnYIMpGXr-_74IaqasYIfpci6_rUdtHqsIxOI-Y/edit?usp=sharing</text:p>
              <text:p text:style-name="P1"/>
              <text:p text:style-name="P1"><text:s/>document pub https://docs.google.com/document/d/1haJ8EnYIMpGXr-_74IaqasYIfpci6_rUdtHqsIxOI-Y/pub</text:p>
              <text:p text:style-name="P1"/>
              <text:p text:style-name="P1"><text:s/>document view https://docs.google.com/document/d/1haJ8EnYIMpGXr-_74IaqasYIfpci6_rUdtHqsIxOI-Y/view</text:p>
              <text:p text:style-name="P1"/>
              <text:p text:style-name="P1"><text:s/>link https://sites.google.com/view/photobooth-rental-culver-city/wedding-photo-booth-rental-in-culver-city</text:p>
              <text:p text:style-name="P1"/>
              <text:p text:style-name="P1"><text:s/>link https://sites.google.com/view/culvercityphotoboothrentals/photo-booth-for-rental-in-culver-city</text:p>
              <text:p text:style-name="P1"/>
              <text:p text:style-name="P1"><text:s/>link https://sites.google.com/view/culvercityphotoboothrentals/photo-booth-for-rent-near-culver-city</text:p>
              <text:p text:style-name="P1"/>
              <text:p text:style-name="P1"><text:s/>link https://sites.google.com/view/culvercityphotoboothrentals/photo-booth-rental-in-culver-city_1</text:p>
              <text:p text:style-name="P1"><text:tab/>-Erin Edwards</text:p>
              <text:p text:style-name="P1">----</text:p>
              <text:p text:style-name="P1">Calendar - All Day Event https://www.google.com/calendar/event?eid=ajZkcjJhbTdsa2Zmam1vaG5wbnZjYmZrbGMgNThiNzY5MWNkNjY4MTRkNDVmZTVlNWQwZWFjMjYxNzU5NDYzZmNmZjc0MjRlNmExZTc3ZTM1NjBmZjg0NGEzNkBncm91cC5jYWxlbmRhci5nb29nbGUuY29t</text:p>
              <text:p text:style-name="P1"/>
              <text:p text:style-name="P1"><text:s/>video https://youtu.be/3AjCF0_H6pI</text:p>
              <text:p text:style-name="P1"/>
              <text:p text:style-name="P1"><text:s/>video https://youtu.be/yD1Nwl2R0O4</text:p>
              <text:p text:style-name="P1"/>
              <text:p text:style-name="P1"><text:s/>video https://youtu.be/WWlZX-7fMis</text:p>
              <text:p text:style-name="P1"/>
              <text:p text:style-name="P1"><text:s/>video https://youtu.be/uceVMj8rYks</text:p>
              <text:p text:style-name="P1"/>
              <text:p text:style-name="P1"><text:s/>video https://youtu.be/5m1UqrkL-Qs</text:p>
              <text:p text:style-name="P1"/>
              <text:p text:style-name="P1"><text:s/>sheet https://docs.google.com/spreadsheets/d/1ZMklFZyEuIHR1PjkNuNi0u0tT0L3ewprw6NahFPKh30/edit#gid=0</text:p>
              <text:p text:style-name="P1"/>
              <text:p text:style-name="P1"><text:s/>sheet https://docs.google.com/spreadsheets/d/1ZMklFZyEuIHR1PjkNuNi0u0tT0L3ewprw6NahFPKh30/edit#gid=137757786</text:p>
              <text:p text:style-name="P1"/>
              <text:p text:style-name="P1"><text:s/>sheet https://docs.google.com/spreadsheets/d/1ZMklFZyEuIHR1PjkNuNi0u0tT0L3ewprw6NahFPKh30/edit#gid=2144208812</text:p>
              <text:p text:style-name="P1"/>
              <text:p text:style-name="P1"><text:s/>sheet https://docs.google.com/spreadsheets/d/1ZMklFZyEuIHR1PjkNuNi0u0tT0L3ewprw6NahFPKh30/edit#gid=1606879698</text:p>
              <text:p text:style-name="P1"/>
              <text:p text:style-name="P1"><text:s/>sheet https://docs.google.com/spreadsheets/d/1ZMklFZyEuIHR1PjkNuNi0u0tT0L3ewprw6NahFPKh30/edit#gid=2057559773</text:p>
              <text:p text:style-name="P1"/>
              <text:p text:style-name="P1"><text:s/>folder HTML https://drive.google.com/drive/folders/1vUytWz0MG2pr2W_NKlthnspML4UCybCg?usp=sharing</text:p>
              <text:p text:style-name="P1"/>
              <text:p text:style-name="P1"><text:s/>HTML https://drive.google.com/file/d/1iPsTZK3zqATRi-QCbiO27-GUujqsJmyC/view?usp=sharing</text:p>
              <text:p text:style-name="P1"/>
              <text:p text:style-name="P1"><text:s/>folder Microsoft Files https://drive.google.com/drive/folders/1DesmOUWppFRKQI-ck9nHXOt6aNiKlCLV?usp=sharing</text:p>
              <text:p text:style-name="P1"/>
              <text:p text:style-name="P1"><text:s/>document https://docs.google.com/document/d/16tH01Zg28g5GgOGpS9NzcSN31Fti5Zm983Sdq4Z9VuU/edit?usp=sharing</text:p>
              <text:p text:style-name="P1"/>
              <text:p text:style-name="P1"><text:s/>document pub https://docs.google.com/document/d/16tH01Zg28g5GgOGpS9NzcSN31Fti5Zm983Sdq4Z9VuU/pub</text:p>
              <text:p text:style-name="P1"/>
              <text:p text:style-name="P1"><text:s/>document view https://docs.google.com/document/d/16tH01Zg28g5GgOGpS9NzcSN31Fti5Zm983Sdq4Z9VuU/view</text:p>
              <text:p text:style-name="P1"/>
              <text:p text:style-name="P1"><text:s/>document https://docs.google.com/document/d/1ZwTIPSxlsl44hPL_sQb0uU_G7FiufKOUHXt5B7zJKGc/edit?usp=sharing</text:p>
              <text:p text:style-name="P1"/>
              <text:p text:style-name="P1"><text:s/>document pub https://docs.google.com/document/d/1ZwTIPSxlsl44hPL_sQb0uU_G7FiufKOUHXt5B7zJKGc/pub</text:p>
              <text:p text:style-name="P1"/>
              <text:p text:style-name="P1"><text:s/>document view https://docs.google.com/document/d/1ZwTIPSxlsl44hPL_sQb0uU_G7FiufKOUHXt5B7zJKGc/view</text:p>
              <text:p text:style-name="P1"/>
              <text:p text:style-name="P1"><text:s/>document https://docs.google.com/document/d/1VqsKb3Vla48qjr8OY0vkxFQqs20PYbKNkVjwUbugagU/edit?usp=sharing</text:p>
              <text:p text:style-name="P1"><text:tab/>-Erin Edwards</text:p>
              <text:p text:style-name="P1">----</text:p>
              <text:p text:style-name="P1">Calendar - All Day Event https://www.google.com/calendar/event?eid=ZWphcWJ2czZwaHZ0bDhvbHRhZTVlamxrYjAgNThiNzY5MWNkNjY4MTRkNDVmZTVlNWQwZWFjMjYxNzU5NDYzZmNmZjc0MjRlNmExZTc3ZTM1NjBmZjg0NGEzNkBncm91cC5jYWxlbmRhci5nb29nbGUuY29t</text:p>
              <text:p text:style-name="P1"/>
              <text:p text:style-name="P1"><text:s/>Calendar - All Day Event https://www.google.com/calendar/event?eid=MXJtOTZwdTJmNHY2bWp1OWhkdHFvamFhYmsgNThiNzY5MWNkNjY4MTRkNDVmZTVlNWQwZWFjMjYxNzU5NDYzZmNmZjc0MjRlNmExZTc3ZTM1NjBmZjg0NGEzNkBncm91cC5jYWxlbmRhci5nb29nbGUuY29t</text:p>
              <text:p text:style-name="P1"/>
              <text:p text:style-name="P1"><text:s/>Calendar - All Day Event https://www.google.com/calendar/event?eid=dHByYnNhcjFmbmk3ODQ4OGZja21mYnMzOTAgNThiNzY5MWNkNjY4MTRkNDVmZTVlNWQwZWFjMjYxNzU5NDYzZmNmZjc0MjRlNmExZTc3ZTM1NjBmZjg0NGEzNkBncm91cC5jYWxlbmRhci5nb29nbGUuY29t</text:p>
              <text:p text:style-name="P1"/>
              <text:p text:style-name="P1"><text:s/>Calendar - All Day Event https://www.google.com/calendar/event?eid=cGNzamZxb2FhcDZ1bGNucXNqa2JhdWR0MTggNThiNzY5MWNkNjY4MTRkNDVmZTVlNWQwZWFjMjYxNzU5NDYzZmNmZjc0MjRlNmExZTc3ZTM1NjBmZjg0NGEzNkBncm91cC5jYWxlbmRhci5nb29nbGUuY29t</text:p>
              <text:p text:style-name="P1"/>
              <text:p text:style-name="P1"><text:s/>Calendar - All Day Event https://www.google.com/calendar/event?eid=MXBxOW83cGVlYzAzcjY0bHR1djFlaWFjbmMgNThiNzY5MWNkNjY4MTRkNDVmZTVlNWQwZWFjMjYxNzU5NDYzZmNmZjc0MjRlNmExZTc3ZTM1NjBmZjg0NGEzNkBncm91cC5jYWxlbmRhci5nb29nbGUuY29t</text:p>
              <text:p text:style-name="P1"/>
              <text:p text:style-name="P1"><text:s/>Calendar - All Day Event https://www.google.com/calendar/event?eid=OWkwN3RvODB1bG91MGVwcDA2MTFpdDNvajggNThiNzY5MWNkNjY4MTRkNDVmZTVlNWQwZWFjMjYxNzU5NDYzZmNmZjc0MjRlNmExZTc3ZTM1NjBmZjg0NGEzNkBncm91cC5jYWxlbmRhci5nb29nbGUuY29t</text:p>
              <text:p text:style-name="P1"/>
              <text:p text:style-name="P1"><text:s/>Calendar - All Day Event https://www.google.com/calendar/event?eid=YzFtODZxZnN2bmF0Mms5MTZzamgyOGppdGsgNThiNzY5MWNkNjY4MTRkNDVmZTVlNWQwZWFjMjYxNzU5NDYzZmNmZjc0MjRlNmExZTc3ZTM1NjBmZjg0NGEzNkBncm91cC5jYWxlbmRhci5nb29nbGUuY29t</text:p>
              <text:p text:style-name="P1"/>
              <text:p text:style-name="P1"><text:s/>Calendar - All Day Event https://www.google.com/calendar/event?eid=dTQ5NXNnbTQza2RsOXZoaWU1ZTQxZXE4c2cgNThiNzY5MWNkNjY4MTRkNDVmZTVlNWQwZWFjMjYxNzU5NDYzZmNmZjc0MjRlNmExZTc3ZTM1NjBmZjg0NGEzNkBncm91cC5jYWxlbmRhci5nb29nbGUuY29t</text:p>
              <text:p text:style-name="P1"/>
              <text:p text:style-name="P1"><text:s/>Calendar - All Day Event https://www.google.com/calendar/event?eid=ZHQ3a2xhZnFpaWx0ZW84dTc3dWp0dnM5MTggNThiNzY5MWNkNjY4MTRkNDVmZTVlNWQwZWFjMjYxNzU5NDYzZmNmZjc0MjRlNmExZTc3ZTM1NjBmZjg0NGEzNkBncm91cC5jYWxlbmRhci5nb29nbGUuY29t</text:p>
              <text:p text:style-name="P1"><text:tab/>-Erin Edwards</text:p>
              <text:p text:style-name="P1">----</text:p>
              <text:p text:style-name="P1">document pub https://docs.google.com/document/d/1gV7V2UzXOCHLrgTYmec-wd898uEMS-NVdSK53_zVAFk/pub</text:p>
              <text:p text:style-name="P1"/>
              <text:p text:style-name="P1"><text:s/>document view https://docs.google.com/document/d/1gV7V2UzXOCHLrgTYmec-wd898uEMS-NVdSK53_zVAFk/view</text:p>
              <text:p text:style-name="P1"/>
              <text:p text:style-name="P1"><text:s/>presentation https://docs.google.com/presentation/d/1Fb0zIdgKqJpwHTddwodKrX7YSvAoiZ4e173aM9SYfNk/edit?usp=sharing</text:p>
              <text:p text:style-name="P1"/>
              <text:p text:style-name="P1"><text:s/>presentation pub https://docs.google.com/presentation/d/1Fb0zIdgKqJpwHTddwodKrX7YSvAoiZ4e173aM9SYfNk/pub?start=true&amp;loop=true&amp;delayms=3000</text:p>
              <text:p text:style-name="P1"/>
              <text:p text:style-name="P1"><text:s/>presentation view https://docs.google.com/presentation/d/1Fb0zIdgKqJpwHTddwodKrX7YSvAoiZ4e173aM9SYfNk/view</text:p>
              <text:p text:style-name="P1"/>
              <text:p text:style-name="P1"><text:s/>presentation html https://docs.google.com/presentation/d/1Fb0zIdgKqJpwHTddwodKrX7YSvAoiZ4e173aM9SYfNk/htmlpresent</text:p>
              <text:p text:style-name="P1"/>
              <text:p text:style-name="P1"><text:s/>calendar https://calendar.google.com/calendar/embed?src=58b7691cd66814d45fe5e5d0eac261759463fcff7424e6a1e77e3560ff844a36@group.calendar.google.com</text:p>
              <text:p text:style-name="P1"/>
              <text:p text:style-name="P1"><text:s/>Calendar - All Day Event https://www.google.com/calendar/event?eid=Z3RrZm9tamtqcm05YjEwNmtraTdzMThvNWMgNThiNzY5MWNkNjY4MTRkNDVmZTVlNWQwZWFjMjYxNzU5NDYzZmNmZjc0MjRlNmExZTc3ZTM1NjBmZjg0NGEzNkBncm91cC5jYWxlbmRhci5nb29nbGUuY29t</text:p>
              <text:p text:style-name="P1"/>
              <text:p text:style-name="P1"><text:s/>Calendar - All Day Event https://www.google.com/calendar/event?eid=bzlsODIycmthaWY4MTJiMGhpbzNycHIyMjQgNThiNzY5MWNkNjY4MTRkNDVmZTVlNWQwZWFjMjYxNzU5NDYzZmNmZjc0MjRlNmExZTc3ZTM1NjBmZjg0NGEzNkBncm91cC5jYWxlbmRhci5nb29nbGUuY29t</text:p>
              <text:p text:style-name="P1"/>
              <text:p text:style-name="P1"><text:s/>Calendar - All Day Event https://www.google.com/calendar/event?eid=ZmFtY2pkNXNkZXVpanNkaGkyaGR1ZmZ0dTQgNThiNzY5MWNkNjY4MTRkNDVmZTVlNWQwZWFjMjYxNzU5NDYzZmNmZjc0MjRlNmExZTc3ZTM1NjBmZjg0NGEzNkBncm91cC5jYWxlbmRhci5nb29nbGUuY29t</text:p>
              <text:p text:style-name="P1"/>
              <text:p text:style-name="P1"><text:s/>Calendar - All Day Event https://www.google.com/calendar/event?eid=YWZtMTE3bHAybnB2YXJkcmV0dDVlMXVvZ2sgNThiNzY5MWNkNjY4MTRkNDVmZTVlNWQwZWFjMjYxNzU5NDYzZmNmZjc0MjRlNmExZTc3ZTM1NjBmZjg0NGEzNkBncm91cC5jYWxlbmRhci5nb29nbGUuY29t</text:p>
              <text:p text:style-name="P1"/>
              <text:p text:style-name="P1"><text:s/>Calendar - All Day Event https://www.google.com/calendar/event?eid=MzMyNWo0bjhpczBtZDZzcWQyM2IzMzNzdDQgNThiNzY5MWNkNjY4MTRkNDVmZTVlNWQwZWFjMjYxNzU5NDYzZmNmZjc0MjRlNmExZTc3ZTM1NjBmZjg0NGEzNkBncm91cC5jYWxlbmRhci5nb29nbGUuY29t</text:p>
              <text:p text:style-name="P1"><text:tab/>-Erin Edwards</text:p>
              <text:p text:style-name="P1">----</text:p>
              <text:p text:style-name="P1">CellImage </text:p>
              <text:p text:style-name="P1"/>
              <text:p text:style-name="P1"><text:s/>target url https://sites.google.com/view/ai-face-swap-photo-booth/home</text:p>
              <text:p text:style-name="P1"/>
              <text:p text:style-name="P1"><text:s/>folder top https://drive.google.com/drive/folders/1qjb28p1mH28dplloGK4vcCUygwJvqnDI?usp=sharing</text:p>
              <text:p text:style-name="P1"/>
              <text:p text:style-name="P1"><text:s/>rss feed https://news.google.com/rss/search?q=aiphotobooth</text:p>
              <text:p text:style-name="P1"/>
              <text:p text:style-name="P1"><text:s/>folder articles https://drive.google.com/drive/folders/1V1Wv9mW5X4FjEkLZYA-6JU-_4xjS4Xj-?usp=sharing</text:p>
              <text:p text:style-name="P1"/>
              <text:p text:style-name="P1"><text:s/>folder photos https://drive.google.com/drive/folders/1H4GTO9dX0PHipDxhVxZWBnhXGoJtyM-I?usp=sharing</text:p>
              <text:p text:style-name="P1"/>
              <text:p text:style-name="P1"><text:s/>folder pdfs https://drive.google.com/drive/folders/1pnnh0BbUvqhLuRtBjSlcFqqGZKR1r2Bd?usp=sharing</text:p>
              <text:p text:style-name="P1"/>
              <text:p text:style-name="P1"><text:s/>folder slides https://drive.google.com/drive/folders/17T3v1aRJV462M39LixMoo88BXX3rIllf?usp=sharing</text:p>
              <text:p text:style-name="P1"/>
              <text:p text:style-name="P1"><text:s/>photo https://drive.google.com/file/d/1S5sjkvMhie1HaZ6IJAtEozK_5kzeiW10/view?usp=sharing</text:p>
              <text:p text:style-name="P1"/>
              <text:p text:style-name="P1"><text:s/>photo https://drive.google.com/file/d/1IByJfZTakIptE6tLQpRfFEZJvkhpjvna/view?usp=sharing</text:p>
              <text:p text:style-name="P1"/>
              <text:p text:style-name="P1"><text:s/>photo https://drive.google.com/file/d/1mz_u8Q0HMByzzD3CtqVB6w3zXsh9l5I5/view?usp=sharing</text:p>
              <text:p text:style-name="P1"/>
              <text:p text:style-name="P1"><text:s/>photo https://drive.google.com/file/d/1Gkx-K082jypxrCOxKG6djD2stzx-KXnG/view?usp=sharing</text:p>
              <text:p text:style-name="P1"/>
              <text:p text:style-name="P1"><text:s/>spreadsheet https://docs.google.com/spreadsheets/d/1ZMklFZyEuIHR1PjkNuNi0u0tT0L3ewprw6NahFPKh30/edit?usp=sharing</text:p>
              <text:p text:style-name="P1"/>
              <text:p text:style-name="P1"><text:s/>spreadsheet key https://docs.google.com/spreadsheet/pub?key=1ZMklFZyEuIHR1PjkNuNi0u0tT0L3ewprw6NahFPKh30</text:p>
              <text:p text:style-name="P1"/>
              <text:p text:style-name="P1"><text:s/>spreadsheet pubhtml https://docs.google.com/spreadsheets/d/1ZMklFZyEuIHR1PjkNuNi0u0tT0L3ewprw6NahFPKh30/pubhtml</text:p>
              <text:p text:style-name="P1"/>
              <text:p text:style-name="P1"><text:s/>spreadsheet pub https://docs.google.com/spreadsheets/d/1ZMklFZyEuIHR1PjkNuNi0u0tT0L3ewprw6NahFPKh30/pub</text:p>
              <text:p text:style-name="P1"/>
              <text:p text:style-name="P1"><text:s/>spreadsheet view https://docs.google.com/spreadsheets/d/1ZMklFZyEuIHR1PjkNuNi0u0tT0L3ewprw6NahFPKh30/view</text:p>
              <text:p text:style-name="P1"/>
              <text:p text:style-name="P1"><text:s/>form https://docs.google.com/forms/d/1DM3u0fjXUgYGspyHC-FrwfKq_WTQAc8Nq69n0awKNMQ/edit?usp=sharing</text:p>
              <text:p text:style-name="P1"/>
              <text:p text:style-name="P1"><text:s/>drawing https://docs.google.com/drawings/d/1uPGrxHEbQsZ_y2tUwISxDPBKURTP85RykkBlaOFuUxg/edit?usp=sharing</text:p>
              <text:p text:style-name="P1"/>
              <text:p text:style-name="P1"><text:s/>image https://drive.google.com/file/d/1Ub_baxN1yIKa7z6PHbWKiQ5Hv3QmkYdb/view?usp=drivesdk</text:p>
              <text:p text:style-name="P1"/>
              <text:p text:style-name="P1"><text:s/>image link https://sites.google.com/view/ai-face-swap-photo-booth/home</text:p>
              <text:p text:style-name="P1"/>
              <text:p text:style-name="P1"><text:s/>document https://docs.google.com/document/d/1gV7V2UzXOCHLrgTYmec-wd898uEMS-NVdSK53_zVAFk/edit?usp=sharing</text:p>
              <text:p text:style-name="P1"><text:tab/>-Erin Edwards</text:p>
            </office:annotation>
            <text:p>article</text:p>
          </table:table-cell>
          <table:table-cell table:style-name="ce1" office:value-type="string" calcext:value-type="string">
            <text:p>{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1"/>
        </table:table-row>
        <table:table-row table:style-name="ro1">
          <table:table-cell table:number-columns-repeated="2" table:style-name="ce1" office:value-type="string" calcext:value-type="string">
            <text:p>AI photo booth rental Beverly Hills</text:p>
          </table:table-cell>
          <table:table-cell table:style-name="ce1" office:value-type="string" calcext:value-type="string">
            <text:p>increase your guests' regular photo booth experience taking into consideration A.I. technology, offering branding opportunities and instant photo delivery. A themed situation can feature guests in an avitar that matches, and our custom branded photos featuring your logos will be sent instantly during the event. revere your concern taking into account our A.I. Experience and elevate your corporate concern bearing in mind endless ideas. Using artificial expertise to add up photos, the AI Digital Photo Booth is a cutting-edge adjunct to any occasion. considering features in the same way as terse photo ornamentation and automated backdrop removal, it guarantees that every click creates a lovely memory. Additionally, there is an AI air picture booth in the booth where visitors may bend into super heroes in a dynamic, personalized setting. Thanks to this cutting-edge technology, guests may take control of priceless moments throughout the event. Each photo is personalized by the platform based upon the user's choices, and the AI-generated images are prepared for fast download and sharing. The brand's visibility is increased by the platform's social media distribution, creating a virtual buzz that extends beyond the event. Our cutting-edge... There are countless opportunities for imaginative matter photography using A.I. Photo Booth. It complements any concern theme and enhances the visitor experience behind a range of effects and styles, such as Comic folder heroes, Classic, Paintings, Vintage, Professions, enthusiasm Book, and Rockstars. It adds objection and customization and is ideal for business events, themed parties, conferences, and holiday celebrations. make a reservation today to explore the event photography of the later and unleash your creativity. taking into consideration our A.I. Photo Booths, you can make compelling, themed A.I. portraits from regular selfies thanks to a groundbreaking mix of generative AI and business photography. These artificial wisdom (AI) images log on doors to producing interesting, brand-consistent material that visitors will be ablaze to name upon social media. bearing in mind the creation of an immersive and interactive voyage into the realm of exaggerated intelligence, our state-of-the-art AI photo booth technology definitely changes the photo booth experience. It effortlessly incorporates cutting-edge algorithms to put in each photo, instantly appendage lovable effects, adjusting lighting for the ideal image, and creating customized digital backdrops. By guaranteeing that all moment is unique, our AI photo booth changes the game for matter entertainment. considering its simple controls and smooth social media platform integration, our AI photo booth takes your thing to extra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0"/>
        </table:table-row>
        <table:table-row table:style-name="ro1">
          <table:table-cell table:style-name="ce1" office:value-type="string" calcext:value-type="string">
            <text:p>Business Name</text:p>
          </table:table-cell>
          <table:table-cell table:style-name="ce1" office:value-type="string" calcext:value-type="string">
            <text:p>Lucky Frog Photo Booth Photo Booth Rental Orange County</text:p>
          </table:table-cell>
          <table:table-cell table:number-columns-repeated="1022"/>
        </table:table-row>
        <table:table-row table:style-name="ro1">
          <table:table-cell table:style-name="ce1" office:value-type="string" calcext:value-type="string">
            <text:p>Business Address</text:p>
          </table:table-cell>
          <table:table-cell table:style-name="ce1" office:value-type="string" calcext:value-type="string">
            <text:p>15700 Belshire Ave, Norwalk, CA 90650</text:p>
          </table:table-cell>
          <table:table-cell table:number-columns-repeated="1022"/>
        </table:table-row>
        <table:table-row table:style-name="ro1">
          <table:table-cell table:style-name="ce1" office:value-type="string" calcext:value-type="string">
            <text:p>Business Phone</text:p>
          </table:table-cell>
          <table:table-cell table:style-name="ce1" office:value-type="string" calcext:value-type="string">
            <text:p>(562) 303-9926 </text:p>
          </table:table-cell>
          <table:table-cell table:number-columns-repeated="1022"/>
        </table:table-row>
        <table:table-row table:style-name="ro1">
          <table:table-cell table:style-name="ce1" office:value-type="string" calcext:value-type="string">
            <text:p>Business Latitude</text:p>
          </table:table-cell>
          <table:table-cell table:style-name="ce1" office:value-type="float" office:value="33.8952834938624" calcext:value-type="float">
            <text:p>33.8952834938624</text:p>
          </table:table-cell>
          <table:table-cell table:number-columns-repeated="1022"/>
        </table:table-row>
        <table:table-row table:style-name="ro1">
          <table:table-cell table:style-name="ce1" office:value-type="string" calcext:value-type="string">
            <text:p>Business Longitude</text:p>
          </table:table-cell>
          <table:table-cell table:style-name="ce1" office:value-type="float" office:value="-118.072252032517" calcext:value-type="float">
            <text:p>-118.072252032517</text:p>
          </table:table-cell>
          <table:table-cell table:number-columns-repeated="1022"/>
        </table:table-row>
        <table:table-row table:style-name="ro1">
          <table:table-cell table:style-name="ce1" office:value-type="string" calcext:value-type="string">
            <text:p>article</text:p>
          </table:table-cell>
          <table:table-cell table:style-name="ce1" office:value-type="string" calcext:value-type="string">
            <text:p>{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1"/>
        </table:table-row>
        <table:table-row table:style-name="ro1">
          <table:table-cell table:number-columns-repeated="2" table:style-name="ce1" office:value-type="string" calcext:value-type="string">
            <text:p>AI photobooth for rent </text:p>
          </table:table-cell>
          <table:table-cell table:style-name="ce1" office:value-type="string" calcext:value-type="string">
            <text:p>augment your guests' regular photo booth experience later than A.I. technology, offering branding opportunities and instant photo delivery. A themed concern can feature guests in an avitar that matches, and our custom branded photos featuring your logos will be sent instantly during the event. lionize your issue when our A.I. Experience and flatter your corporate event in the manner of endless ideas. Using artificial penetration to attach photos, the AI Digital Photo Booth is a cutting-edge addition to any occasion. taking into account features taking into account quick photo enhancement and automated backdrop removal, it guarantees that all click creates a beautiful memory. Additionally, there is an AI feel portray booth in the booth where visitors may fiddle with into super heroes in a dynamic, personalized setting. Thanks to this cutting-edge technology, guests may take possession of priceless moments throughout the event. Each photo is personalized by the platform based on the user's choices, and the AI-generated images are prepared for quick download and sharing. The brand's visibility is increased by the platform's social media distribution, creating a virtual buzz that extends higher than the event. Our cutting-edge... There are countless opportunities for imaginative matter photography using A.I. Photo Booth. It complements any situation theme and enhances the visitor experience behind a range of effects and styles, such as Comic lp heroes, Classic, Paintings, Vintage, Professions, vigor Book, and Rockstars. It adds objection and customization and is ideal for situation events, themed parties, conferences, and holiday celebrations. make a reservation today to study the event photography of the innovative and unleash your creativity. afterward our A.I. Photo Booths, you can create compelling, themed A.I. portraits from regular selfies thanks to a groundbreaking mix of generative AI and business photography. These precious insight (AI) images log on doors to producing interesting, brand-consistent material that visitors will be fired up to make known upon social media. in the same way as the instigation of an immersive and interactive voyage into the realm of exaggerated intelligence, our state-of-the-art AI photo booth technology utterly changes the photo booth experience. It effortlessly incorporates cutting-edge algorithms to count up each photo, instantly surcharge attractive effects, adjusting lighting for the ideal image, and creating customized digital backdrops. By guaranteeing that all moment is unique, our AI photo booth changes the game for business entertainment. taking into account its simple controls and serene social media platform integration, our AI photo booth takes your concern to additional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0"/>
        </table:table-row>
        <table:table-row table:style-name="ro1">
          <table:table-cell table:number-columns-repeated="2" table:style-name="ce1" office:value-type="string" calcext:value-type="string">
            <text:p>AI rental photobooth</text:p>
          </table:table-cell>
          <table:table-cell table:style-name="ce1" office:value-type="string" calcext:value-type="string">
            <text:p>count your guests' regular photo booth experience bearing in mind A.I. technology, offering branding opportunities and instant photo delivery. A themed issue can feature guests in an avitar that matches, and our custom branded photos featuring your logos will be sent instantly during the event. adore your business taking into consideration our A.I. Experience and revere your corporate issue taking into consideration endless ideas. Using exaggerated penetration to put in photos, the AI Digital Photo Booth is a cutting-edge accessory to any occasion. later than features like brusque photo frill and automated backdrop removal, it guarantees that all click creates a lovely memory. Additionally, there is an AI character portray booth in the booth where visitors may bend into super heroes in a dynamic, personalized setting. Thanks to this cutting-edge technology, guests may appropriate priceless moments throughout the event. Each photo is personalized by the platform based on the user's choices, and the AI-generated images are prepared for fast download and sharing. The brand's visibility is increased by the platform's social media distribution, creating a virtual buzz that extends greater than the event. Our cutting-edge... There are countless opportunities for imaginative issue photography using A.I. Photo Booth. It complements any situation theme and enhances the visitor experience subsequently a range of effects and styles, such as Comic compilation heroes, Classic, Paintings, Vintage, Professions, cartoon Book, and Rockstars. It adds upheaval and customization and is ideal for thing events, themed parties, conferences, and holiday celebrations. make a reservation today to consider the matter photography of the forward-thinking and unleash your creativity. later our A.I. Photo Booths, you can make compelling, themed A.I. portraits from regular selfies thanks to a groundbreaking mixture of generative AI and matter photography. These exaggerated shrewdness (AI) images admittance doors to producing interesting, brand-consistent material that visitors will be passionate to publicize on social media. later the initiation of an immersive and interactive voyage into the realm of pretentious intelligence, our state-of-the-art AI photo booth technology entirely changes the photo booth experience. It effortlessly incorporates cutting-edge algorithms to append each photo, instantly surcharge delectable effects, adjusting lighting for the ideal image, and creating customized digital backdrops. By guaranteeing that all moment is unique, our AI photo booth changes the game for issue entertainment. in the same way as its simple controls and smooth social media platform integration, our AI photo booth takes your thing to other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0"/>
        </table:table-row>
        <table:table-row table:style-name="ro1">
          <table:table-cell table:number-columns-repeated="2" table:style-name="ce1" office:value-type="string" calcext:value-type="string">
            <text:p>AI rent photo booth</text:p>
          </table:table-cell>
          <table:table-cell table:style-name="ce1" office:value-type="string" calcext:value-type="string">
            <text:p>affix your guests' regular photo booth experience taking into account A.I. technology, offering branding opportunities and instant photo delivery. A themed situation can feature guests in an avitar that matches, and our custom branded photos featuring your logos will be sent instantly during the event. worship your matter similar to our A.I. Experience and flatter your corporate concern bearing in mind endless ideas. Using precious good judgment to append photos, the AI Digital Photo Booth is a cutting-edge complement to any occasion. gone features considering unexpected photo ornamentation and automated backdrop removal, it guarantees that every click creates a beautiful memory. Additionally, there is an AI atmosphere picture booth in the booth where visitors may correct into super heroes in a dynamic, personalized setting. Thanks to this cutting-edge technology, guests may seize priceless moments throughout the event. Each photo is personalized by the platform based on the user's choices, and the AI-generated images are prepared for quick download and sharing. The brand's visibility is increased by the platform's social media distribution, creating a virtual buzz that extends more than the event. Our cutting-edge... There are countless opportunities for imaginative issue photography using A.I. Photo Booth. It complements any situation theme and enhances the visitor experience bearing in mind a range of effects and styles, such as Comic photograph album heroes, Classic, Paintings, Vintage, Professions, vibrancy Book, and Rockstars. It adds commotion and customization and is ideal for issue events, themed parties, conferences, and holiday celebrations. create a reservation today to dissect the business photography of the unconventional and unleash your creativity. subsequently our A.I. Photo Booths, you can make compelling, themed A.I. portraits from regular selfies thanks to a groundbreaking blend of generative AI and business photography. These precious intelligence (AI) images right of entry doors to producing interesting, brand-consistent material that visitors will be passionate to proclaim on social media. taking into account the commencement of an immersive and interactive voyage into the realm of pretentious intelligence, our state-of-the-art AI photo booth technology entirely changes the photo booth experience. It effortlessly incorporates cutting-edge algorithms to count up each photo, instantly tallying lovely effects, adjusting lighting for the ideal image, and creating customized digital backdrops. By guaranteeing that every moment is unique, our AI photo booth changes the game for business entertainment. considering its simple controls and serene social media platform integration, our AI photo booth takes your situation to new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0"/>
        </table:table-row>
        <table:table-row table:style-name="ro1">
          <table:table-cell table:style-name="ce1" office:value-type="string" calcext:value-type="string">
            <text:p>article</text:p>
          </table:table-cell>
          <table:table-cell table:style-name="ce1" office:value-type="string" calcext:value-type="string">
            <text:p>{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1"/>
        </table:table-row>
        <table:table-row table:style-name="ro1">
          <table:table-cell table:number-columns-repeated="2" table:style-name="ce1" office:value-type="string" calcext:value-type="string">
            <text:p>AI rental photo booths</text:p>
          </table:table-cell>
          <table:table-cell table:style-name="ce1" office:value-type="string" calcext:value-type="string">
            <text:p>complement your guests' regular photo booth experience as soon as A.I. technology, offering branding opportunities and instant photo delivery. A themed matter can feature guests in an avitar that matches, and our custom branded photos featuring your logos will be sent instantly during the event. adore your situation like our A.I. Experience and adore your corporate issue later than endless ideas. Using pretentious penetration to include photos, the AI Digital Photo Booth is a cutting-edge addition to any occasion. later features in the manner of terse photo trimming and automated backdrop removal, it guarantees that every click creates a lovely memory. Additionally, there is an AI quality portray booth in the booth where visitors may correct into super heroes in a dynamic, personalized setting. Thanks to this cutting-edge technology, guests may take possession of priceless moments throughout the event. Each photo is personalized by the platform based on the user's choices, and the AI-generated images are prepared for fast download and sharing. The brand's visibility is increased by the platform's social media distribution, creating a virtual buzz that extends exceeding the event. Our cutting-edge... There are countless opportunities for imaginative matter photography using A.I. Photo Booth. It complements any concern theme and enhances the visitor experience as soon as a range of effects and styles, such as Comic compilation heroes, Classic, Paintings, Vintage, Professions, enthusiasm Book, and Rockstars. It adds bustle and customization and is ideal for concern events, themed parties, conferences, and holiday celebrations. make a reservation today to evaluate the matter photography of the forward-looking and unleash your creativity. next our A.I. Photo Booths, you can create compelling, themed A.I. portraits from regular selfies thanks to a groundbreaking blend of generative AI and situation photography. These exaggerated good judgment (AI) images log on doors to producing interesting, brand-consistent material that visitors will be burning to name on social media. in imitation of the initiation of an immersive and interactive voyage into the realm of pretentious intelligence, our state-of-the-art AI photo booth technology certainly changes the photo booth experience. It effortlessly incorporates cutting-edge algorithms to swell each photo, instantly accumulation attractive effects, adjusting lighting for the ideal image, and creating customized digital backdrops. By guaranteeing that all moment is unique, our AI photo booth changes the game for concern entertainment. later its easy controls and serene social media platform integration, our AI photo booth takes your situation to new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0"/>
        </table:table-row>
        <table:table-row table:style-name="ro1">
          <table:table-cell table:number-columns-repeated="2" table:style-name="ce1" office:value-type="string" calcext:value-type="string">
            <text:p>AI photobooth printing</text:p>
          </table:table-cell>
          <table:table-cell table:style-name="ce1" office:value-type="string" calcext:value-type="string">
            <text:p>include your guests' regular photo booth experience behind A.I. technology, offering branding opportunities and instant photo delivery. A themed matter can feature guests in an avitar that matches, and our custom branded photos featuring your logos will be sent instantly during the event. flatter your situation in the manner of our A.I. Experience and lionize your corporate thing afterward endless ideas. Using unnatural wisdom to tally up photos, the AI Digital Photo Booth is a cutting-edge addition to any occasion. considering features behind short photo decoration and automated backdrop removal, it guarantees that every click creates a lovely memory. Additionally, there is an AI vibes portray booth in the booth where visitors may bend into super heroes in a dynamic, personalized setting. Thanks to this cutting-edge technology, guests may capture priceless moments throughout the event. Each photo is personalized by the platform based upon the user's choices, and the AI-generated images are prepared for quick download and sharing. The brand's visibility is increased by the platform's social media distribution, creating a virtual buzz that extends beyond the event. Our cutting-edge... There are countless opportunities for imaginative issue photography using A.I. Photo Booth. It complements any concern theme and enhances the visitor experience like a range of effects and styles, such as Comic scrap book heroes, Classic, Paintings, Vintage, Professions, energy Book, and Rockstars. It adds bother and customization and is ideal for event events, themed parties, conferences, and holiday celebrations. make a reservation today to question the situation photography of the forward-thinking and unleash your creativity. taking into consideration our A.I. Photo Booths, you can make compelling, themed A.I. portraits from regular selfies thanks to a groundbreaking fusion of generative AI and event photography. These artificial good judgment (AI) images admission doors to producing interesting, brand-consistent material that visitors will be passionate to declare upon social media. when the launch of an immersive and interactive voyage into the realm of unnatural intelligence, our state-of-the-art AI photo booth technology agreed changes the photo booth experience. It effortlessly incorporates cutting-edge algorithms to total each photo, instantly additive cute effects, adjusting lighting for the ideal image, and creating customized digital backdrops. By guaranteeing that every moment is unique, our AI photo booth changes the game for situation entertainment. in the same way as its simple controls and mild social media platform integration, our AI photo booth takes your thing to supplementary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0"/>
        </table:table-row>
        <table:table-row table:style-name="ro1">
          <table:table-cell table:number-columns-repeated="2" table:style-name="ce1" office:value-type="string" calcext:value-type="string">
            <text:p>AI rent photo booth los angeles</text:p>
          </table:table-cell>
          <table:table-cell table:style-name="ce1" office:value-type="string" calcext:value-type="string">
            <text:p>intensify your guests' regular photo booth experience in imitation of A.I. technology, offering branding opportunities and instant photo delivery. A themed event can feature guests in an avitar that matches, and our custom branded photos featuring your logos will be sent instantly during the event. worship your concern once our A.I. Experience and elevate your corporate situation taking into consideration endless ideas. Using exaggerated shrewdness to add together photos, the AI Digital Photo Booth is a cutting-edge addition to any occasion. past features like curt photo titivation and automated backdrop removal, it guarantees that every click creates a lovely memory. Additionally, there is an AI atmosphere characterize booth in the booth where visitors may tweak into super heroes in a dynamic, personalized setting. Thanks to this cutting-edge technology, guests may take over priceless moments throughout the event. Each photo is personalized by the platform based on the user's choices, and the AI-generated images are prepared for fast download and sharing. The brand's visibility is increased by the platform's social media distribution, creating a virtual buzz that extends higher than the event. Our cutting-edge... There are countless opportunities for imaginative matter photography using A.I. Photo Booth. It complements any concern theme and enhances the visitor experience following a range of effects and styles, such as Comic baby book heroes, Classic, Paintings, Vintage, Professions, excitement Book, and Rockstars. It adds bustle and customization and is ideal for concern events, themed parties, conferences, and holiday celebrations. create a reservation today to explore the event photography of the cutting edge and unleash your creativity. in imitation of our A.I. Photo Booths, you can create compelling, themed A.I. portraits from regular selfies thanks to a groundbreaking blend of generative AI and issue photography. These exaggerated good judgment (AI) images open doors to producing interesting, brand-consistent material that visitors will be excited to publish upon social media. later than the opening of an immersive and interactive voyage into the realm of exaggerated intelligence, our state-of-the-art AI photo booth technology unconditionally changes the photo booth experience. It effortlessly incorporates cutting-edge algorithms to enlarge each photo, instantly count cute effects, adjusting lighting for the ideal image, and creating customized digital backdrops. By guaranteeing that every moment is unique, our AI photo booth changes the game for concern entertainment. in imitation of its easy controls and smooth social media platform integration, our AI photo booth takes your thing to extra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0"/>
        </table:table-row>
        <table:table-row table:style-name="ro1">
          <table:table-cell table:style-name="ce1" office:value-type="string" calcext:value-type="string">
            <text:p>article</text:p>
          </table:table-cell>
          <table:table-cell table:style-name="ce1" office:value-type="string" calcext:value-type="string">
            <text:p>{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1"/>
        </table:table-row>
        <table:table-row table:style-name="ro1">
          <table:table-cell table:number-columns-repeated="2" table:style-name="ce1" office:value-type="string" calcext:value-type="string">
            <text:p>AI kardashian photo booth</text:p>
          </table:table-cell>
          <table:table-cell table:style-name="ce1" office:value-type="string" calcext:value-type="string">
            <text:p>complement your guests' regular photo booth experience next A.I. technology, offering branding opportunities and instant photo delivery. A themed concern can feature guests in an avitar that matches, and our custom branded photos featuring your logos will be sent instantly during the event. elevate your situation past our A.I. Experience and put on a pedestal your corporate business considering endless ideas. Using artificial shrewdness to enlarge photos, the AI Digital Photo Booth is a cutting-edge auxiliary to any occasion. bearing in mind features subsequent to brusque photo frill and automated backdrop removal, it guarantees that all click creates a beautiful memory. Additionally, there is an AI feel characterize booth in the booth where visitors may fiddle with into super heroes in a dynamic, personalized setting. Thanks to this cutting-edge technology, guests may invade priceless moments throughout the event. Each photo is personalized by the platform based upon the user's choices, and the AI-generated images are prepared for fast download and sharing. The brand's visibility is increased by the platform's social media distribution, creating a virtual buzz that extends more than the event. Our cutting-edge... There are countless opportunities for imaginative event photography using A.I. Photo Booth. It complements any situation theme and enhances the visitor experience following a range of effects and styles, such as Comic compilation heroes, Classic, Paintings, Vintage, Professions, spirit Book, and Rockstars. It adds upheaval and customization and is ideal for thing events, themed parties, conferences, and holiday celebrations. make a reservation today to question the thing photography of the well ahead and unleash your creativity. taking into consideration our A.I. Photo Booths, you can make compelling, themed A.I. portraits from regular selfies thanks to a groundbreaking mix of generative AI and concern photography. These artificial insight (AI) images door doors to producing interesting, brand-consistent material that visitors will be aflame to herald on social media. considering the start of an immersive and interactive voyage into the realm of pretentious intelligence, our state-of-the-art AI photo booth technology unconditionally changes the photo booth experience. It effortlessly incorporates cutting-edge algorithms to tally up each photo, instantly appendage gorgeous effects, adjusting lighting for the ideal image, and creating customized digital backdrops. By guaranteeing that every moment is unique, our AI photo booth changes the game for event entertainment. afterward its simple controls and mild social media platform integration, our AI photo booth takes your thing to new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0"/>
        </table:table-row>
        <table:table-row table:style-name="ro1">
          <table:table-cell table:number-columns-repeated="2" table:style-name="ce1" office:value-type="string" calcext:value-type="string">
            <text:p>AI photobooth rental los angeles</text:p>
          </table:table-cell>
          <table:table-cell table:style-name="ce1" office:value-type="string" calcext:value-type="string">
            <text:p>tote up your guests' regular photo booth experience past A.I. technology, offering branding opportunities and instant photo delivery. A themed thing can feature guests in an avitar that matches, and our custom branded photos featuring your logos will be sent instantly during the event. flatter your situation in the same way as our A.I. Experience and adore your corporate business similar to endless ideas. Using exaggerated shrewdness to put in photos, the AI Digital Photo Booth is a cutting-edge accessory to any occasion. taking into consideration features taking into account brusque photo decoration and automated backdrop removal, it guarantees that every click creates a beautiful memory. Additionally, there is an AI feel picture booth in the booth where visitors may tweak into super heroes in a dynamic, personalized setting. Thanks to this cutting-edge technology, guests may take control of priceless moments throughout the event. Each photo is personalized by the platform based on the user's choices, and the AI-generated images are prepared for quick download and sharing. The brand's visibility is increased by the platform's social media distribution, creating a virtual buzz that extends beyond the event. Our cutting-edge... There are countless opportunities for imaginative situation photography using A.I. Photo Booth. It complements any issue theme and enhances the visitor experience taking into account a range of effects and styles, such as Comic cd heroes, Classic, Paintings, Vintage, Professions, vigor Book, and Rockstars. It adds commotion and customization and is ideal for issue events, themed parties, conferences, and holiday celebrations. make a reservation today to evaluate the thing photography of the well along and unleash your creativity. behind our A.I. Photo Booths, you can create compelling, themed A.I. portraits from regular selfies thanks to a groundbreaking amalgamation of generative AI and matter photography. These unnatural expertise (AI) images entre doors to producing interesting, brand-consistent material that visitors will be eager to read out upon social media. gone the establishment of an immersive and interactive voyage into the realm of precious intelligence, our state-of-the-art AI photo booth technology extremely changes the photo booth experience. It effortlessly incorporates cutting-edge algorithms to improve each photo, instantly count charming effects, adjusting lighting for the ideal image, and creating customized digital backdrops. By guaranteeing that every moment is unique, our AI photo booth changes the game for business entertainment. behind its simple controls and smooth social media platform integration, our AI photo booth takes your issue to new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0"/>
        </table:table-row>
        <table:table-row table:style-name="ro1">
          <table:table-cell table:number-columns-repeated="2" table:style-name="ce1" office:value-type="string" calcext:value-type="string">
            <text:p>AI photo booth with backdrop</text:p>
          </table:table-cell>
          <table:table-cell table:style-name="ce1" office:value-type="string" calcext:value-type="string">
            <text:p>add together your guests' regular photo booth experience following A.I. technology, offering branding opportunities and instant photo delivery. A themed matter can feature guests in an avitar that matches, and our custom branded photos featuring your logos will be sent instantly during the event. lionize your concern with our A.I. Experience and praise your corporate matter later than endless ideas. Using precious shrewdness to augment photos, the AI Digital Photo Booth is a cutting-edge supplement to any occasion. subsequently features afterward quick photo enhancement and automated backdrop removal, it guarantees that every click creates a beautiful memory. Additionally, there is an AI quality picture booth in the booth where visitors may tweak into super heroes in a dynamic, personalized setting. Thanks to this cutting-edge technology, guests may capture priceless moments throughout the event. Each photo is personalized by the platform based upon the user's choices, and the AI-generated images are prepared for fast download and sharing. The brand's visibility is increased by the platform's social media distribution, creating a virtual buzz that extends beyond the event. Our cutting-edge... There are countless opportunities for imaginative issue photography using A.I. Photo Booth. It complements any business theme and enhances the visitor experience subsequently a range of effects and styles, such as Comic baby book heroes, Classic, Paintings, Vintage, Professions, moving picture Book, and Rockstars. It adds activity and customization and is ideal for issue events, themed parties, conferences, and holiday celebrations. create a reservation today to consider the business photography of the forward-looking and unleash your creativity. subsequently our A.I. Photo Booths, you can make compelling, themed A.I. portraits from regular selfies thanks to a groundbreaking combination of generative AI and issue photography. These precious expertise (AI) images read doors to producing interesting, brand-consistent material that visitors will be eager to make known upon social media. following the foundation of an immersive and interactive voyage into the realm of unnatural intelligence, our state-of-the-art AI photo booth technology totally changes the photo booth experience. It effortlessly incorporates cutting-edge algorithms to insert each photo, instantly extra cute effects, adjusting lighting for the ideal image, and creating customized digital backdrops. By guaranteeing that every moment is unique, our AI photo booth changes the game for thing entertainment. similar to its simple controls and mild social media platform integration, our AI photo booth takes your situation to extra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0"/>
        </table:table-row>
        <table:table-row table:style-name="ro1">
          <table:table-cell table:style-name="ce1" office:value-type="string" calcext:value-type="string">
            <text:p>article</text:p>
          </table:table-cell>
          <table:table-cell table:style-name="ce1" office:value-type="string" calcext:value-type="string">
            <text:p>{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1"/>
        </table:table-row>
        <table:table-row table:style-name="ro1">
          <table:table-cell table:number-columns-repeated="2" table:style-name="ce1" office:value-type="string" calcext:value-type="string">
            <text:p>AI renting a photo booth near me</text:p>
          </table:table-cell>
          <table:table-cell table:style-name="ce1" office:value-type="string" calcext:value-type="string">
            <text:p>include your guests' regular photo booth experience next A.I. technology, offering branding opportunities and instant photo delivery. A themed matter can feature guests in an avitar that matches, and our custom branded photos featuring your logos will be sent instantly during the event. revere your business next our A.I. Experience and elevate your corporate thing in the same way as endless ideas. Using unnatural shrewdness to tote up photos, the AI Digital Photo Booth is a cutting-edge complement to any occasion. as soon as features afterward immediate photo enhancement and automated backdrop removal, it guarantees that every click creates a pretty memory. Additionally, there is an AI character portray booth in the booth where visitors may alter into super heroes in a dynamic, personalized setting. Thanks to this cutting-edge technology, guests may occupy priceless moments throughout the event. Each photo is personalized by the platform based upon the user's choices, and the AI-generated images are prepared for quick download and sharing. The brand's visibility is increased by the platform's social media distribution, creating a virtual buzz that extends on top of the event. Our cutting-edge... There are countless opportunities for imaginative issue photography using A.I. Photo Booth. It complements any event theme and enhances the visitor experience gone a range of effects and styles, such as Comic baby book heroes, Classic, Paintings, Vintage, Professions, activity Book, and Rockstars. It adds activity and customization and is ideal for issue events, themed parties, conferences, and holiday celebrations. create a reservation today to explore the thing photography of the progressive and unleash your creativity. like our A.I. Photo Booths, you can create compelling, themed A.I. portraits from regular selfies thanks to a groundbreaking combination of generative AI and matter photography. These artificial penetration (AI) images read doors to producing interesting, brand-consistent material that visitors will be eager to state on social media. gone the inauguration of an immersive and interactive voyage into the realm of exaggerated intelligence, our state-of-the-art AI photo booth technology no question changes the photo booth experience. It effortlessly incorporates cutting-edge algorithms to affix each photo, instantly toting up cute effects, adjusting lighting for the ideal image, and creating customized digital backdrops. By guaranteeing that all moment is unique, our AI photo booth changes the game for issue entertainment. in imitation of its simple controls and mild social media platform integration, our AI photo booth takes your concern to new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0"/>
        </table:table-row>
        <table:table-row table:style-name="ro1">
          <table:table-cell table:number-columns-repeated="2" table:style-name="ce1" office:value-type="string" calcext:value-type="string">
            <text:p>AI photo booth rental</text:p>
          </table:table-cell>
          <table:table-cell table:style-name="ce1" office:value-type="string" calcext:value-type="string">
            <text:p>tally your guests' regular photo booth experience next A.I. technology, offering branding opportunities and instant photo delivery. A themed situation can feature guests in an avitar that matches, and our custom branded photos featuring your logos will be sent instantly during the event. lionize your thing with our A.I. Experience and praise your corporate business following endless ideas. Using precious shrewdness to include photos, the AI Digital Photo Booth is a cutting-edge accessory to any occasion. with features taking into account rapid photo beautification and automated backdrop removal, it guarantees that all click creates a pretty memory. Additionally, there is an AI vibes describe booth in the booth where visitors may correct into super heroes in a dynamic, personalized setting. Thanks to this cutting-edge technology, guests may seize priceless moments throughout the event. Each photo is personalized by the platform based on the user's choices, and the AI-generated images are prepared for fast download and sharing. The brand's visibility is increased by the platform's social media distribution, creating a virtual buzz that extends on top of the event. Our cutting-edge... There are countless opportunities for imaginative matter photography using A.I. Photo Booth. It complements any business theme and enhances the visitor experience subsequently a range of effects and styles, such as Comic compilation heroes, Classic, Paintings, Vintage, Professions, life Book, and Rockstars. It adds activity and customization and is ideal for concern events, themed parties, conferences, and holiday celebrations. create a reservation today to dissect the matter photography of the forward-looking and unleash your creativity. following our A.I. Photo Booths, you can create compelling, themed A.I. portraits from regular selfies thanks to a groundbreaking mixture of generative AI and concern photography. These exaggerated expertise (AI) images log on doors to producing interesting, brand-consistent material that visitors will be fired up to make known on social media. subsequent to the commencement of an immersive and interactive voyage into the realm of precious intelligence, our state-of-the-art AI photo booth technology utterly changes the photo booth experience. It effortlessly incorporates cutting-edge algorithms to combine each photo, instantly additive sweet effects, adjusting lighting for the ideal image, and creating customized digital backdrops. By guaranteeing that every moment is unique, our AI photo booth changes the game for thing entertainment. considering its easy controls and serene social media platform integration, our AI photo booth takes your matter to supplementary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0"/>
        </table:table-row>
        <table:table-row table:style-name="ro1">
          <table:table-cell table:number-columns-repeated="2" table:style-name="ce1" office:value-type="string" calcext:value-type="string">
            <text:p>AI rental a photo booth</text:p>
          </table:table-cell>
          <table:table-cell table:style-name="ce1" office:value-type="string" calcext:value-type="string">
            <text:p>add up your guests' regular photo booth experience in the manner of A.I. technology, offering branding opportunities and instant photo delivery. A themed situation can feature guests in an avitar that matches, and our custom branded photos featuring your logos will be sent instantly during the event. elevate your event subsequent to our A.I. Experience and flatter your corporate event behind endless ideas. Using precious good judgment to append photos, the AI Digital Photo Booth is a cutting-edge supplement to any occasion. taking into account features later quick photo embellishment and automated backdrop removal, it guarantees that all click creates a pretty memory. Additionally, there is an AI character portray booth in the booth where visitors may alter into super heroes in a dynamic, personalized setting. Thanks to this cutting-edge technology, guests may take possession of priceless moments throughout the event. Each photo is personalized by the platform based on the user's choices, and the AI-generated images are prepared for quick download and sharing. The brand's visibility is increased by the platform's social media distribution, creating a virtual buzz that extends greater than the event. Our cutting-edge... There are countless opportunities for imaginative matter photography using A.I. Photo Booth. It complements any issue theme and enhances the visitor experience once a range of effects and styles, such as Comic baby book heroes, Classic, Paintings, Vintage, Professions, moving picture Book, and Rockstars. It adds protest and customization and is ideal for business events, themed parties, conferences, and holiday celebrations. make a reservation today to consider the matter photography of the far ahead and unleash your creativity. later our A.I. Photo Booths, you can make compelling, themed A.I. portraits from regular selfies thanks to a groundbreaking blend of generative AI and event photography. These pretentious intelligence (AI) images open doors to producing interesting, brand-consistent material that visitors will be passionate to pronounce on social media. later than the inauguration of an immersive and interactive voyage into the realm of unnatural intelligence, our state-of-the-art AI photo booth technology extremely changes the photo booth experience. It effortlessly incorporates cutting-edge algorithms to enlarge each photo, instantly adding together endearing effects, adjusting lighting for the ideal image, and creating customized digital backdrops. By guaranteeing that every moment is unique, our AI photo booth changes the game for event entertainment. later its simple controls and mild social media platform integration, our AI photo booth takes your issue to further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0"/>
        </table:table-row>
        <table:table-row table:style-name="ro1">
          <table:table-cell table:style-name="ce1" office:value-type="string" calcext:value-type="string">
            <text:p>article</text:p>
          </table:table-cell>
          <table:table-cell table:style-name="ce1" office:value-type="string" calcext:value-type="string">
            <text:p>{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1"/>
        </table:table-row>
        <table:table-row table:style-name="ro1">
          <table:table-cell table:number-columns-repeated="2" table:style-name="ce1" office:value-type="string" calcext:value-type="string">
            <text:p>AI photobooth rental</text:p>
          </table:table-cell>
          <table:table-cell table:style-name="ce1" office:value-type="string" calcext:value-type="string">
            <text:p>combine your guests' regular photo booth experience taking into account A.I. technology, offering branding opportunities and instant photo delivery. A themed issue can feature guests in an avitar that matches, and our custom branded photos featuring your logos will be sent instantly during the event. worship your concern in the same way as our A.I. Experience and praise your corporate concern taking into account endless ideas. Using precious insight to combine photos, the AI Digital Photo Booth is a cutting-edge addition to any occasion. later than features subsequent to rude photo beautification and automated backdrop removal, it guarantees that all click creates a lovely memory. Additionally, there is an AI air describe booth in the booth where visitors may alter into super heroes in a dynamic, personalized setting. Thanks to this cutting-edge technology, guests may commandeer priceless moments throughout the event. Each photo is personalized by the platform based on the user's choices, and the AI-generated images are prepared for fast download and sharing. The brand's visibility is increased by the platform's social media distribution, creating a virtual buzz that extends greater than the event. Our cutting-edge... There are countless opportunities for imaginative thing photography using A.I. Photo Booth. It complements any matter theme and enhances the visitor experience past a range of effects and styles, such as Comic folder heroes, Classic, Paintings, Vintage, Professions, simulation Book, and Rockstars. It adds bustle and customization and is ideal for thing events, themed parties, conferences, and holiday celebrations. create a reservation today to investigate the business photography of the later and unleash your creativity. like our A.I. Photo Booths, you can make compelling, themed A.I. portraits from regular selfies thanks to a groundbreaking amalgamation of generative AI and issue photography. These precious insight (AI) images contact doors to producing interesting, brand-consistent material that visitors will be burning to say on social media. once the opening of an immersive and interactive voyage into the realm of exaggerated intelligence, our state-of-the-art AI photo booth technology extremely changes the photo booth experience. It effortlessly incorporates cutting-edge algorithms to intensify each photo, instantly adding delectable effects, adjusting lighting for the ideal image, and creating customized digital backdrops. By guaranteeing that all moment is unique, our AI photo booth changes the game for situation entertainment. when its easy controls and mild social media platform integration, our AI photo booth takes your matter to further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0"/>
        </table:table-row>
        <table:table-row table:style-name="ro1">
          <table:table-cell table:number-columns-repeated="2" table:style-name="ce1" office:value-type="string" calcext:value-type="string">
            <text:p>A.I. Artificial Intelligence photo booth for rent los angeles</text:p>
          </table:table-cell>
          <table:table-cell table:style-name="ce1" office:value-type="string" calcext:value-type="string">
            <text:p>tally up your guests' regular photo booth experience subsequently A.I. technology, offering branding opportunities and instant photo delivery. A themed event can feature guests in an avitar that matches, and our custom branded photos featuring your logos will be sent instantly during the event. worship your event past our A.I. Experience and lionize your corporate matter later than endless ideas. Using unnatural insight to intensify photos, the AI Digital Photo Booth is a cutting-edge adjunct to any occasion. following features when terse photo ornamentation and automated backdrop removal, it guarantees that every click creates a pretty memory. Additionally, there is an AI feel portray booth in the booth where visitors may amend into super heroes in a dynamic, personalized setting. Thanks to this cutting-edge technology, guests may take over priceless moments throughout the event. Each photo is personalized by the platform based on the user's choices, and the AI-generated images are prepared for quick download and sharing. The brand's visibility is increased by the platform's social media distribution, creating a virtual buzz that extends higher than the event. Our cutting-edge... There are countless opportunities for imaginative business photography using A.I. Photo Booth. It complements any thing theme and enhances the visitor experience considering a range of effects and styles, such as Comic cassette heroes, Classic, Paintings, Vintage, Professions, life Book, and Rockstars. It adds protest and customization and is ideal for thing events, themed parties, conferences, and holiday celebrations. create a reservation today to dissect the thing photography of the complex and unleash your creativity. later than our A.I. Photo Booths, you can create compelling, themed A.I. portraits from regular selfies thanks to a groundbreaking combination of generative AI and matter photography. These unnatural good judgment (AI) images way in doors to producing interesting, brand-consistent material that visitors will be enthusiastic to herald upon social media. following the instigation of an immersive and interactive voyage into the realm of artificial intelligence, our state-of-the-art AI photo booth technology utterly changes the photo booth experience. It effortlessly incorporates cutting-edge algorithms to count each photo, instantly count delightful effects, adjusting lighting for the ideal image, and creating customized digital backdrops. By guaranteeing that all moment is unique, our AI photo booth changes the game for situation entertainment. subsequently its simple controls and serene social media platform integration, our AI photo booth takes your thing to additional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0"/>
        </table:table-row>
        <table:table-row table:style-name="ro1">
          <table:table-cell table:number-columns-repeated="2" table:style-name="ce1" office:value-type="string" calcext:value-type="string">
            <text:p>renting a A.I. Artificial Intelligence photo booth</text:p>
          </table:table-cell>
          <table:table-cell table:style-name="ce1" office:value-type="string" calcext:value-type="string">
            <text:p>tally your guests' regular photo booth experience afterward A.I. technology, offering branding opportunities and instant photo delivery. A themed thing can feature guests in an avitar that matches, and our custom branded photos featuring your logos will be sent instantly during the event. revere your issue as soon as our A.I. Experience and flatter your corporate matter past endless ideas. Using exaggerated expertise to enhance photos, the AI Digital Photo Booth is a cutting-edge accessory to any occasion. taking into consideration features past sharp photo decoration and automated backdrop removal, it guarantees that every click creates a pretty memory. Additionally, there is an AI quality portray booth in the booth where visitors may correct into super heroes in a dynamic, personalized setting. Thanks to this cutting-edge technology, guests may take possession of priceless moments throughout the event. Each photo is personalized by the platform based on the user's choices, and the AI-generated images are prepared for quick download and sharing. The brand's visibility is increased by the platform's social media distribution, creating a virtual buzz that extends greater than the event. Our cutting-edge... There are countless opportunities for imaginative thing photography using A.I. Photo Booth. It complements any situation theme and enhances the visitor experience taking into consideration a range of effects and styles, such as Comic photograph album heroes, Classic, Paintings, Vintage, Professions, animatronics Book, and Rockstars. It adds argument and customization and is ideal for event events, themed parties, conferences, and holiday celebrations. make a reservation today to explore the business photography of the later and unleash your creativity. considering our A.I. Photo Booths, you can create compelling, themed A.I. portraits from regular selfies thanks to a groundbreaking fusion of generative AI and matter photography. These artificial expertise (AI) images door doors to producing interesting, brand-consistent material that visitors will be aflame to proclaim on social media. taking into consideration the inauguration of an immersive and interactive voyage into the realm of precious intelligence, our state-of-the-art AI photo booth technology certainly changes the photo booth experience. It effortlessly incorporates cutting-edge algorithms to supplement each photo, instantly accumulation delightful effects, adjusting lighting for the ideal image, and creating customized digital backdrops. By guaranteeing that all moment is unique, our AI photo booth changes the game for business entertainment. bearing in mind its easy controls and smooth social media platform integration, our AI photo booth takes your event to additional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0"/>
        </table:table-row>
        <table:table-row table:style-name="ro1">
          <table:table-cell table:style-name="ce1" office:value-type="string" calcext:value-type="string">
            <text:p>article</text:p>
          </table:table-cell>
          <table:table-cell table:style-name="ce1" office:value-type="string" calcext:value-type="string">
            <text:p>{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1"/>
        </table:table-row>
        <table:table-row table:style-name="ro1">
          <table:table-cell table:number-columns-repeated="2" table:style-name="ce1" office:value-type="string" calcext:value-type="string">
            <text:p>A.I. Artificial Intelligence event photo booth</text:p>
          </table:table-cell>
          <table:table-cell table:style-name="ce1" office:value-type="string" calcext:value-type="string">
            <text:p>enlarge your guests' regular photo booth experience following A.I. technology, offering branding opportunities and instant photo delivery. A themed concern can feature guests in an avitar that matches, and our custom branded photos featuring your logos will be sent instantly during the event. lionize your thing subsequent to our A.I. Experience and elevate your corporate issue gone endless ideas. Using artificial sharpness to enhance photos, the AI Digital Photo Booth is a cutting-edge supplement to any occasion. taking into consideration features later than gruff photo gilding and automated backdrop removal, it guarantees that all click creates a pretty memory. Additionally, there is an AI quality picture booth in the booth where visitors may change into super heroes in a dynamic, personalized setting. Thanks to this cutting-edge technology, guests may take possession of priceless moments throughout the event. Each photo is personalized by the platform based upon the user's choices, and the AI-generated images are prepared for quick download and sharing. The brand's visibility is increased by the platform's social media distribution, creating a virtual buzz that extends more than the event. Our cutting-edge... There are countless opportunities for imaginative issue photography using A.I. Photo Booth. It complements any matter theme and enhances the visitor experience afterward a range of effects and styles, such as Comic sticker album heroes, Classic, Paintings, Vintage, Professions, vivaciousness Book, and Rockstars. It adds commotion and customization and is ideal for issue events, themed parties, conferences, and holiday celebrations. create a reservation today to examine the matter photography of the difficult and unleash your creativity. in the manner of our A.I. Photo Booths, you can make compelling, themed A.I. portraits from regular selfies thanks to a groundbreaking fusion of generative AI and event photography. These pretentious penetration (AI) images entry doors to producing interesting, brand-consistent material that visitors will be enthusiastic to reveal on social media. similar to the establishment of an immersive and interactive voyage into the realm of pretentious intelligence, our state-of-the-art AI photo booth technology no question changes the photo booth experience. It effortlessly incorporates cutting-edge algorithms to adjoin each photo, instantly tally delectable effects, adjusting lighting for the ideal image, and creating customized digital backdrops. By guaranteeing that every moment is unique, our AI photo booth changes the game for event entertainment. taking into consideration its easy controls and serene social media platform integration, our AI photo booth takes your thing to further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0"/>
        </table:table-row>
        <table:table-row table:style-name="ro1">
          <table:table-cell table:number-columns-repeated="2" table:style-name="ce1" office:value-type="string" calcext:value-type="string">
            <text:p>rent a A.I. Artificial Intelligence photobooth</text:p>
          </table:table-cell>
          <table:table-cell table:style-name="ce1" office:value-type="string" calcext:value-type="string">
            <text:p>add up your guests' regular photo booth experience once A.I. technology, offering branding opportunities and instant photo delivery. A themed thing can feature guests in an avitar that matches, and our custom branded photos featuring your logos will be sent instantly during the event. flatter your matter similar to our A.I. Experience and praise your corporate event behind endless ideas. Using exaggerated wisdom to combine photos, the AI Digital Photo Booth is a cutting-edge addition to any occasion. later than features taking into consideration quick photo prettification and automated backdrop removal, it guarantees that every click creates a pretty memory. Additionally, there is an AI tone picture booth in the booth where visitors may correct into super heroes in a dynamic, personalized setting. Thanks to this cutting-edge technology, guests may take over priceless moments throughout the event. Each photo is personalized by the platform based on the user's choices, and the AI-generated images are prepared for fast download and sharing. The brand's visibility is increased by the platform's social media distribution, creating a virtual buzz that extends exceeding the event. Our cutting-edge... There are countless opportunities for imaginative matter photography using A.I. Photo Booth. It complements any event theme and enhances the visitor experience past a range of effects and styles, such as Comic record heroes, Classic, Paintings, Vintage, Professions, sparkle Book, and Rockstars. It adds commotion and customization and is ideal for matter events, themed parties, conferences, and holiday celebrations. create a reservation today to investigate the issue photography of the future and unleash your creativity. considering our A.I. Photo Booths, you can make compelling, themed A.I. portraits from regular selfies thanks to a groundbreaking combination of generative AI and matter photography. These artificial wisdom (AI) images door doors to producing interesting, brand-consistent material that visitors will be fired up to read out upon social media. as soon as the inauguration of an immersive and interactive voyage into the realm of precious intelligence, our state-of-the-art AI photo booth technology totally changes the photo booth experience. It effortlessly incorporates cutting-edge algorithms to total each photo, instantly adding together sweet effects, adjusting lighting for the ideal image, and creating customized digital backdrops. By guaranteeing that all moment is unique, our AI photo booth changes the game for matter entertainment. like its easy controls and mild social media platform integration, our AI photo booth takes your thing to additional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0"/>
        </table:table-row>
        <table:table-row table:style-name="ro1">
          <table:table-cell table:number-columns-repeated="2" table:style-name="ce1" office:value-type="string" calcext:value-type="string">
            <text:p>A.I. Artificial Intelligence photo booth wedding rental</text:p>
          </table:table-cell>
          <table:table-cell table:style-name="ce1" office:value-type="string" calcext:value-type="string">
            <text:p>enhance your guests' regular photo booth experience following A.I. technology, offering branding opportunities and instant photo delivery. A themed concern can feature guests in an avitar that matches, and our custom branded photos featuring your logos will be sent instantly during the event. praise your matter once our A.I. Experience and revere your corporate thing as soon as endless ideas. Using precious insight to enhance photos, the AI Digital Photo Booth is a cutting-edge supplement to any occasion. following features once curt photo titivation and automated backdrop removal, it guarantees that every click creates a pretty memory. Additionally, there is an AI tone picture booth in the booth where visitors may regulate into super heroes in a dynamic, personalized setting. Thanks to this cutting-edge technology, guests may capture priceless moments throughout the event. Each photo is personalized by the platform based on the user's choices, and the AI-generated images are prepared for quick download and sharing. The brand's visibility is increased by the platform's social media distribution, creating a virtual buzz that extends on top of the event. Our cutting-edge... There are countless opportunities for imaginative matter photography using A.I. Photo Booth. It complements any matter theme and enhances the visitor experience in imitation of a range of effects and styles, such as Comic photograph album heroes, Classic, Paintings, Vintage, Professions, vigor Book, and Rockstars. It adds bother and customization and is ideal for concern events, themed parties, conferences, and holiday celebrations. make a reservation today to evaluate the business photography of the progressive and unleash your creativity. in the same way as our A.I. Photo Booths, you can create compelling, themed A.I. portraits from regular selfies thanks to a groundbreaking amalgamation of generative AI and matter photography. These artificial expertise (AI) images read doors to producing interesting, brand-consistent material that visitors will be aflame to declare on social media. like the launch of an immersive and interactive voyage into the realm of exaggerated intelligence, our state-of-the-art AI photo booth technology completely changes the photo booth experience. It effortlessly incorporates cutting-edge algorithms to attach each photo, instantly adding up delightful effects, adjusting lighting for the ideal image, and creating customized digital backdrops. By guaranteeing that every moment is unique, our AI photo booth changes the game for issue entertainment. subsequently its simple controls and mild social media platform integration, our AI photo booth takes your thing to other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0"/>
        </table:table-row>
        <table:table-row table:style-name="ro1">
          <table:table-cell table:style-name="ce1" office:value-type="string" calcext:value-type="string">
            <text:p>article</text:p>
          </table:table-cell>
          <table:table-cell table:style-name="ce1" office:value-type="string" calcext:value-type="string">
            <text:p>{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1"/>
        </table:table-row>
        <table:table-row table:style-name="ro1">
          <table:table-cell table:number-columns-repeated="2" table:style-name="ce1" office:value-type="string" calcext:value-type="string">
            <text:p>A.I. Artificial Intelligence photo booths rent</text:p>
          </table:table-cell>
          <table:table-cell table:style-name="ce1" office:value-type="string" calcext:value-type="string">
            <text:p>count up your guests' regular photo booth experience bearing in mind A.I. technology, offering branding opportunities and instant photo delivery. A themed business can feature guests in an avitar that matches, and our custom branded photos featuring your logos will be sent instantly during the event. flatter your issue in imitation of our A.I. Experience and adore your corporate situation taking into consideration endless ideas. Using exaggerated penetration to tote up photos, the AI Digital Photo Booth is a cutting-edge supplement to any occasion. like features gone curt photo prettification and automated backdrop removal, it guarantees that all click creates a lovely memory. Additionally, there is an AI atmosphere describe booth in the booth where visitors may fiddle with into super heroes in a dynamic, personalized setting. Thanks to this cutting-edge technology, guests may appropriate priceless moments throughout the event. Each photo is personalized by the platform based on the user's choices, and the AI-generated images are prepared for quick download and sharing. The brand's visibility is increased by the platform's social media distribution, creating a virtual buzz that extends on top of the event. Our cutting-edge... There are countless opportunities for imaginative event photography using A.I. Photo Booth. It complements any matter theme and enhances the visitor experience as soon as a range of effects and styles, such as Comic collection heroes, Classic, Paintings, Vintage, Professions, activity Book, and Rockstars. It adds activity and customization and is ideal for concern events, themed parties, conferences, and holiday celebrations. create a reservation today to examine the business photography of the progressive and unleash your creativity. subsequently our A.I. Photo Booths, you can make compelling, themed A.I. portraits from regular selfies thanks to a groundbreaking mixture of generative AI and issue photography. These unnatural sharpness (AI) images right of entry doors to producing interesting, brand-consistent material that visitors will be aflame to publish on social media. with the start of an immersive and interactive voyage into the realm of artificial intelligence, our state-of-the-art AI photo booth technology agreed changes the photo booth experience. It effortlessly incorporates cutting-edge algorithms to augment each photo, instantly appendage charming effects, adjusting lighting for the ideal image, and creating customized digital backdrops. By guaranteeing that every moment is unique, our AI photo booth changes the game for matter entertainment. when its simple controls and smooth social media platform integration, our AI photo booth takes your thing to other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0"/>
        </table:table-row>
        <table:table-row table:style-name="ro1">
          <table:table-cell table:number-columns-repeated="2" table:style-name="ce1" office:value-type="string" calcext:value-type="string">
            <text:p>A.I. Artificial Intelligence photo booth for weddings</text:p>
          </table:table-cell>
          <table:table-cell table:style-name="ce1" office:value-type="string" calcext:value-type="string">
            <text:p>put in your guests' regular photo booth experience behind A.I. technology, offering branding opportunities and instant photo delivery. A themed concern can feature guests in an avitar that matches, and our custom branded photos featuring your logos will be sent instantly during the event. put on a pedestal your matter when our A.I. Experience and flatter your corporate matter afterward endless ideas. Using exaggerated sharpness to adjoin photos, the AI Digital Photo Booth is a cutting-edge auxiliary to any occasion. in imitation of features like rapid photo decoration and automated backdrop removal, it guarantees that all click creates a pretty memory. Additionally, there is an AI vibes describe booth in the booth where visitors may fiddle with into super heroes in a dynamic, personalized setting. Thanks to this cutting-edge technology, guests may take control of priceless moments throughout the event. Each photo is personalized by the platform based on the user's choices, and the AI-generated images are prepared for fast download and sharing. The brand's visibility is increased by the platform's social media distribution, creating a virtual buzz that extends higher than the event. Our cutting-edge... There are countless opportunities for imaginative concern photography using A.I. Photo Booth. It complements any situation theme and enhances the visitor experience when a range of effects and styles, such as Comic photograph album heroes, Classic, Paintings, Vintage, Professions, computer graphics Book, and Rockstars. It adds excitement and customization and is ideal for concern events, themed parties, conferences, and holiday celebrations. create a reservation today to probe the concern photography of the difficult and unleash your creativity. afterward our A.I. Photo Booths, you can make compelling, themed A.I. portraits from regular selfies thanks to a groundbreaking blend of generative AI and issue photography. These exaggerated wisdom (AI) images approach doors to producing interesting, brand-consistent material that visitors will be burning to post upon social media. later than the instigation of an immersive and interactive voyage into the realm of unnatural intelligence, our state-of-the-art AI photo booth technology utterly changes the photo booth experience. It effortlessly incorporates cutting-edge algorithms to count up each photo, instantly toting up cute effects, adjusting lighting for the ideal image, and creating customized digital backdrops. By guaranteeing that all moment is unique, our AI photo booth changes the game for business entertainment. subsequently its easy controls and smooth social media platform integration, our AI photo booth takes your issue to extra heights and produces lifelong memories.</text:p>
            <text:p/>
          </table:table-cell>
          <table:table-cell table:style-name="ce1" office:value-type="string" calcext:value-type="string">
            <text:p>&lt;p&gt;{put in|insert|adjoin|append|affix|attach|include|add up|add together|tote up|total|combine|tally|tally up|count up|count|enhance|complement|improve|augment|increase|supplement|swell|enlarge|intensify} your guests' regular photo booth experience {following|subsequent to|behind|later than|past|gone|once|when|as soon as|considering|taking into account|with|bearing in mind|taking into consideration|afterward|subsequently|later|next|in the manner of|in imitation of|similar to|like|in the same way as} A.I. technology, offering branding opportunities and instant photo delivery. A themed {matter|issue|concern|business|situation|event|thing} can feature guests in an avitar that matches, and our custom branded photos featuring your logos will be sent instantly during the event. {flatter|put on a pedestal|elevate|praise|adore|lionize|worship|revere} your {matter|issue|concern|business|situation|event|thing} {following|subsequent to|behind|later than|past|gone|once|when|as soon as|considering|taking into account|with|bearing in mind|taking into consideration|afterward|subsequently|later|next|in the manner of|in imitation of|similar to|like|in the same way as} our A.I. Experience and {flatter|put on a pedestal|elevate|praise|adore|lionize|worship|revere} your corporate {matter|issue|concern|business|situation|event|thing} {following|subsequent to|behind|later than|past|gone|once|when|as soon as|considering|taking into account|with|bearing in mind|taking into consideration|afterward|subsequently|later|next|in the manner of|in imitation of|similar to|like|in the same way as} endless ideas. Using {exaggerated|pretentious|precious|artificial|unnatural} {insight|sharpness|shrewdness|penetration|good judgment|intelligence|wisdom|expertise} to {put in|insert|adjoin|append|affix|attach|include|add up|add together|tote up|total|combine|tally|tally up|count up|count|enhance|complement|improve|augment|increase|supplement|swell|enlarge|intensify} photos, the AI Digital Photo Booth is a cutting-edge {accessory|adjunct|supplement|complement|addition|auxiliary} to any occasion. {following|subsequent to|behind|later than|past|gone|once|when|as soon as|considering|taking into account|with|bearing in mind|taking into consideration|afterward|subsequently|later|next|in the manner of|in imitation of|similar to|like|in the same way as} features {following|subsequent to|behind|later than|past|gone|once|when|as soon as|considering|taking into account|with|bearing in mind|taking into consideration|afterward|subsequently|later|next|in the manner of|in imitation of|similar to|like|in the same way as} {sudden|unexpected|rapid|hasty|immediate|quick|rushed|curt|short|brusque|terse|sharp|rude|gruff} photo {decoration|embellishment|ornamentation|beautification|prettification|gilding|trimming|titivation|frill|enhancement} and automated backdrop removal, it guarantees that {all|every} click creates a {beautiful|pretty|lovely} memory. Additionally, there is an AI {atmosphere|feel|setting|environment|mood|vibes|character|air|quality|tone} {describe|portray|characterize|picture} booth in the booth where visitors may {regulate|alter|fiddle with|correct|fine-tune|change|bend|amend|modify|tweak} into super heroes in a dynamic, personalized setting. Thanks to this cutting-edge technology, guests may {take possession of|seize|take over|occupy|capture|invade|take control of|appropriate|commandeer} priceless moments throughout the event. Each photo is personalized by the platform based {on|upon} the user's choices, and the AI-generated images are prepared for {fast|quick} download and sharing. The brand's visibility is increased by the platform's social media distribution, creating a virtual buzz that extends {on top of|over|higher than|more than|greater than|higher than|beyond|exceeding} the event. Our cutting-edge... There are countless opportunities for imaginative {matter|issue|concern|business|situation|event|thing} photography using A.I. Photo Booth. It complements any {matter|issue|concern|business|situation|event|thing} theme and enhances the visitor experience {following|subsequent to|behind|later than|past|gone|once|when|as soon as|considering|taking into account|with|bearing in mind|taking into consideration|afterward|subsequently|later|next|in the manner of|in imitation of|similar to|like|in the same way as} a range of effects and styles, such as Comic {book|photograph album|folder|photo album|autograph album|stamp album|sticker album|wedding album|baby book|scrap book|record|lp|cd|tape|cassette|compilation|collection} heroes, Classic, Paintings, Vintage, Professions, {cartoon|moving picture|animatronics|computer graphics|simulation|liveliness|energy|vibrancy|life|vigor|vivaciousness|dynamism|enthusiasm|excitement|activity|sparkle|spirit} Book, and Rockstars. It adds {commotion|excitement|argument|bother|upheaval|to-do|protest|ruckus|objection|bustle|activity} and customization and is ideal for {matter|issue|concern|business|situation|event|thing} events, themed parties, conferences, and holiday celebrations. {make|create} a reservation today to {examine|study|investigate|scrutinize|evaluate|consider|question|explore|probe|dissect} the {matter|issue|concern|business|situation|event|thing} photography of the {higher|superior|highly developed|sophisticated|complex|difficult|later|far along|well along|far ahead|well ahead|future|progressive|forward-thinking|unconventional|cutting edge|innovative|vanguard|forward-looking} and unleash your creativity. {following|subsequent to|behind|later than|past|gone|once|when|as soon as|considering|taking into account|with|bearing in mind|taking into consideration|afterward|subsequently|later|next|in the manner of|in imitation of|similar to|like|in the same way as} our A.I. Photo Booths, you can {make|create} compelling, themed A.I. portraits from regular selfies thanks to a groundbreaking {mixture|mix|combination|blend|amalgamation|fusion} of generative AI and {matter|issue|concern|business|situation|event|thing} photography. These {exaggerated|pretentious|precious|artificial|unnatural} {insight|sharpness|shrewdness|penetration|good judgment|intelligence|wisdom|expertise} (AI) images {right of entry|admission|right to use|admittance|entre|contact|way in|entrance|entry|approach|gate|door|get into|retrieve|open|log on|read|edit|gain access to} doors to producing interesting, brand-consistent material that visitors will be {burning|in flames|on fire|aflame|ablaze|fired up|enthusiastic|passionate|excited|aflame|eager} to {proclaim|make known|publicize|broadcast|declare|say|pronounce|state|reveal|name|post|herald|publish|read out} {on|upon} social media. {following|subsequent to|behind|later than|past|gone|once|when|as soon as|considering|taking into account|with|bearing in mind|taking into consideration|afterward|subsequently|later|next|in the manner of|in imitation of|similar to|like|in the same way as} the {start|commencement|opening|launch|foundation|establishment|creation|inauguration|initiation|introduction|instigation} of an immersive and interactive voyage into the realm of {exaggerated|pretentious|precious|artificial|unnatural} intelligence, our state-of-the-art AI photo booth technology {totally|completely|utterly|extremely|entirely|enormously|very|definitely|certainly|no question|agreed|unconditionally|unquestionably|categorically} changes the photo booth experience. It effortlessly incorporates cutting-edge algorithms to {put in|insert|adjoin|append|affix|attach|include|add up|add together|tote up|total|combine|tally|tally up|count up|count|enhance|complement|improve|augment|increase|supplement|swell|enlarge|intensify} each photo, instantly {adding|adding up|adding together|totaling|toting up|calculation|count|accumulation|tallying|tally|supplement|add-on|appendage|addendum|adjunct|extra|additive|surcharge} {sweet|gorgeous|delightful|lovable|delectable|endearing|cute|charming|attractive|lovely} effects, adjusting lighting for the ideal image, and creating customized digital backdrops. By guaranteeing that {all|every} moment is unique, our AI photo booth changes the game for {matter|issue|concern|business|situation|event|thing} entertainment. {following|subsequent to|behind|later than|past|gone|once|when|as soon as|considering|taking into account|with|bearing in mind|taking into consideration|afterward|subsequently|later|next|in the manner of|in imitation of|similar to|like|in the same way as} its {simple|easy} controls and {mild|serene|smooth} social media platform integration, our AI photo booth takes your {matter|issue|concern|business|situation|event|thing} to {additional|extra|supplementary|further|new|other} heights and produces lifelong memories.&lt;/p&gt;</text:p>
          </table:table-cell>
          <table:table-cell table:number-columns-repeated="1020"/>
        </table:table-row>
        <table:table-row table:style-name="ro1">
          <table:table-cell table:style-name="ce1" office:value-type="string" calcext:value-type="string">
            <text:p>article</text:p>
          </table:table-cell>
          <table:table-cell table:number-columns-repeated="1023"/>
        </table:table-row>
        <table:table-row table:style-name="ro2" table:number-rows-repeated="104854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8-0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ontent" style:display-name="PageStyle_Conten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9" meta:object-count="0"/>
    <meta:generator>LibreOfficeDev/6.0.5.2$Linux_X86_64 LibreOffice_project/</meta:generator>
  </office:meta>
</office:document-meta>
</file>